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4300000264DFEC68176FF9895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swiss" style:font-pitch="variable"/>
    <style:font-face style:name="Albany1" svg:font-family="Albany" style:font-adornments="Fett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roman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4" style:family="graphic" style:parent-style-name="standard">
      <style:graphic-properties svg:stroke-width="0.1cm" svg:stroke-color="#999999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6" style:family="graphic" style:parent-style-name="standard">
      <style:graphic-properties svg:stroke-width="0.1cm" svg:stroke-color="#6666ff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fill-color="#33ff99" draw:textarea-horizontal-align="justify" draw:textarea-vertical-align="middle" draw:auto-grow-height="false"/>
      <style:paragraph-properties style:writing-mode="lr-tb"/>
    </style:style>
    <style:style style:name="gr8" style:family="graphic" style:parent-style-name="objectwithoutfill">
      <style:graphic-properties svg:stroke-width="0.1cm" svg:stroke-color="#33ff99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10" style:family="graphic" style:parent-style-name="standard">
      <style:graphic-properties draw:fill-color="#ff6666" draw:textarea-horizontal-align="justify" draw:textarea-vertical-align="middle" draw:auto-grow-height="false"/>
      <style:paragraph-properties style:writing-mode="lr-tb"/>
    </style:style>
    <style:style style:name="gr11" style:family="graphic" style:parent-style-name="objectwithoutfill">
      <style:graphic-properties svg:stroke-width="0.1cm" svg:stroke-color="#ff6666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10.796cm"/>
      <style:paragraph-properties style:writing-mode="lr-tb"/>
    </style:style>
    <style:style style:name="gr13" style:family="graphic" style:parent-style-name="standard">
      <style:graphic-properties draw:stroke="solid" svg:stroke-color="#000000" draw:fill="none" fo:min-height="1.259cm"/>
      <style:paragraph-properties style:writing-mode="lr-tb"/>
    </style:style>
    <style:style style:name="gr14" style:family="graphic" style:parent-style-name="standard">
      <style:graphic-properties draw:stroke="none" draw:fill="none" fo:min-height="0.66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013cm" fo:min-width="1.138cm"/>
    </style:style>
    <style:style style:name="gr16" style:family="graphic" style:parent-style-name="standard">
      <style:graphic-properties draw:stroke="solid" svg:stroke-color="#000000" draw:fill="none" fo:min-height="1.882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e" fo:min-height="0.62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013cm" fo:min-width="2.628cm"/>
    </style:style>
    <style:style style:name="gr19" style:family="graphic" style:parent-style-name="standard">
      <style:graphic-properties draw:textarea-horizontal-align="justify" draw:textarea-vertical-align="middle" draw:auto-grow-height="false" fo:min-height="0.013cm" fo:min-width="1.467cm"/>
    </style:style>
    <style:style style:name="gr20" style:family="graphic" style:parent-style-name="standard">
      <style:graphic-properties draw:textarea-horizontal-align="justify" draw:textarea-vertical-align="middle" draw:auto-grow-height="false" fo:min-height="0.013cm" fo:min-width="2.587cm"/>
    </style:style>
    <style:style style:name="gr21" style:family="graphic" style:parent-style-name="standard">
      <style:graphic-properties draw:stroke="solid" svg:stroke-color="#000000" draw:fill="none" fo:min-height="3.763cm"/>
      <style:paragraph-properties style:writing-mode="lr-tb"/>
    </style:style>
    <style:style style:name="gr22" style:family="graphic" style:parent-style-name="standard">
      <style:graphic-properties draw:stroke="none" draw:fill="none" fo:min-height="1.255cm"/>
      <style:paragraph-properties style:writing-mode="lr-tb"/>
    </style:style>
    <style:style style:name="gr23" style:family="graphic" style:parent-style-name="standard">
      <style:graphic-properties draw:stroke="none" draw:fill="none" fo:min-height="11.431cm"/>
      <style:paragraph-properties style:writing-mode="lr-tb"/>
    </style:style>
    <style:style style:name="gr24" style:family="graphic" style:parent-style-name="standard">
      <style:graphic-properties draw:stroke="solid" draw:fill="none" fo:min-height="0.628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6" style:family="graphic" style:parent-style-name="standard">
      <style:graphic-properties draw:stroke="none" draw:fill="none" fo:min-height="9.956cm"/>
      <style:paragraph-properties style:writing-mode="lr-tb"/>
    </style:style>
    <style:style style:name="gr27" style:family="graphic" style:parent-style-name="standard">
      <style:graphic-properties draw:stroke="none" draw:fill="none" fo:min-height="4.446cm"/>
      <style:paragraph-properties style:writing-mode="lr-tb"/>
    </style:style>
    <style:style style:name="gr28" style:family="graphic" style:parent-style-name="standard">
      <style:graphic-properties draw:stroke="none" draw:fill="none" fo:min-height="8.42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3.091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2.429cm" fo:min-width="4.462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248cm" fo:min-width="3.01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2.429cm" fo:min-width="4.49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248cm" fo:min-width="3.03cm"/>
    </style:style>
    <style:style style:name="gr34" style:family="graphic" style:parent-style-name="standard">
      <style:graphic-properties svg:stroke-width="0.1cm" svg:stroke-color="#999999" draw:marker-start-width="0.6cm" draw:marker-end-width="0.6cm" draw:fill="none" draw:textarea-horizontal-align="justify" draw:textarea-vertical-align="middle" draw:auto-grow-height="false" fo:min-height="7.429cm" fo:min-width="16.018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6666ff" draw:marker-start-width="0.6cm" draw:marker-end-width="0.6cm" draw:fill="none" draw:textarea-horizontal-align="justify" draw:textarea-vertical-align="middle" draw:auto-grow-height="false" fo:min-height="12.577cm" fo:min-width="5.881cm" fo:padding-top="0.175cm" fo:padding-bottom="0.175cm" fo:padding-left="0.3cm" fo:padding-right="0.3cm"/>
    </style:style>
    <style:style style:name="gr36" style:family="graphic" style:parent-style-name="standard">
      <style:graphic-properties draw:fill-color="#729fcf" draw:textarea-horizontal-align="justify" draw:textarea-vertical-align="middle" draw:auto-grow-height="false" fo:min-height="2.128cm" fo:min-width="3.144cm"/>
      <style:paragraph-properties style:writing-mode="lr-tb"/>
    </style:style>
    <style:style style:name="gr37" style:family="graphic" style:parent-style-name="objectwithoutfill">
      <style:graphic-properties svg:stroke-width="0.1cm" svg:stroke-color="#33ff99" draw:marker-start="Arrow" draw:marker-start-width="0.4cm" draw:marker-end="Arrow" draw:marker-end-width="0.4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6666ff" draw:marker-start-width="0.6cm" draw:marker-end-width="0.6cm" draw:fill="none" draw:textarea-horizontal-align="justify" draw:textarea-vertical-align="middle" draw:auto-grow-height="false" fo:min-height="12.577cm" fo:min-width="5.918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6666ff" draw:marker-start-width="0.6cm" draw:marker-end-width="0.6cm" draw:fill="none" draw:textarea-horizontal-align="justify" draw:textarea-vertical-align="middle" draw:auto-grow-height="false" fo:min-height="12.577cm" fo:min-width="4.932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  <style:paragraph-properties style:writing-mode="lr-tb"/>
    </style:style>
    <style:style style:name="gr43" style:family="graphic" style:parent-style-name="standard">
      <style:graphic-properties draw:fill-color="#729fcf" draw:textarea-horizontal-align="justify" draw:textarea-vertical-align="middle" draw:auto-grow-height="false" fo:min-height="2.128cm" fo:min-width="3.164cm"/>
      <style:paragraph-properties style:writing-mode="lr-tb"/>
    </style:style>
    <style:style style:name="gr44" style:family="graphic" style:parent-style-name="objectwithoutfill">
      <style:graphic-properties svg:stroke-width="0.1cm" svg:stroke-color="#ff6666" draw:marker-start="Arrow" draw:marker-start-width="0.4cm" draw:marker-end="Arrow" draw:marker-end-width="0.4cm" draw:fill="none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fill-color="#33ff99" draw:textarea-horizontal-align="justify" draw:textarea-vertical-align="middle" draw:auto-grow-height="false" fo:min-height="2.128cm" fo:min-width="1.849cm"/>
      <style:paragraph-properties style:writing-mode="lr-tb"/>
    </style:style>
    <style:style style:name="gr46" style:family="graphic" style:parent-style-name="standard">
      <style:graphic-properties draw:fill-color="#b2b2b2" draw:textarea-horizontal-align="justify" draw:textarea-vertical-align="middle" draw:auto-grow-height="false" fo:min-height="1.152cm" fo:min-width="1.758cm"/>
      <style:paragraph-properties style:writing-mode="lr-tb"/>
    </style:style>
    <style:style style:name="gr47" style:family="graphic" style:parent-style-name="standard">
      <style:graphic-properties draw:fill-color="#33ff99" draw:textarea-horizontal-align="justify" draw:textarea-vertical-align="middle" draw:auto-grow-height="false" fo:min-height="2.123cm" fo:min-width="2.008cm"/>
      <style:paragraph-properties style:writing-mode="lr-tb"/>
    </style:style>
    <style:style style:name="gr48" style:family="graphic" style:parent-style-name="standard">
      <style:graphic-properties draw:fill-color="#b2b2b2" draw:textarea-horizontal-align="justify" draw:textarea-vertical-align="middle" draw:auto-grow-height="false" fo:min-height="0.64cm" fo:min-width="1.758cm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1.459cm" fo:min-width="2.189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0.069cm" fo:min-width="1.403cm"/>
    </style:style>
    <style:style style:name="gr51" style:family="graphic" style:parent-style-name="objectwithoutfill">
      <style:graphic-properties svg:stroke-width="0.1cm" svg:stroke-color="#ff6666" draw:marker-start="" draw:marker-start-width="0.4cm" draw:marker-end="Arrow" draw:marker-end-width="0.4cm" draw:fill="none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draw:fill="none" fo:min-height="5.913cm"/>
      <style:paragraph-properties style:writing-mode="lr-tb"/>
    </style:style>
    <style:style style:name="gr53" style:family="graphic" style:parent-style-name="standard">
      <style:graphic-properties draw:stroke="none" draw:fill="none" fo:min-height="3.965cm"/>
      <style:paragraph-properties style:writing-mode="lr-tb"/>
    </style:style>
    <style:style style:name="gr54" style:family="graphic" style:parent-style-name="standard">
      <style:graphic-properties svg:stroke-width="0.1cm" svg:stroke-color="#999999" draw:marker-start-width="0.6cm" draw:marker-end-width="0.6cm" draw:fill="none" draw:textarea-horizontal-align="justify" draw:textarea-vertical-align="middle" draw:auto-grow-height="false" fo:min-height="4.64cm" fo:min-width="16.018cm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svg:stroke-color="#33ff99" draw:marker-start-width="0.6cm" draw:marker-end="Arrow" draw:marker-end-width="0.4cm" draw:fill="none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fill-color="#ff00ff" draw:textarea-horizontal-align="justify" draw:textarea-vertical-align="middle" draw:auto-grow-height="false"/>
      <style:paragraph-properties style:writing-mode="lr-tb"/>
    </style:style>
    <style:style style:name="gr57" style:family="graphic" style:parent-style-name="objectwithoutfill">
      <style:graphic-properties svg:stroke-width="0.1cm" svg:stroke-color="#ff6666" draw:marker-start-width="0.6cm" draw:marker-end="Arrow" draw:marker-end-width="0.4cm" draw:fill="none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cm" svg:stroke-color="#ff00ff" draw:marker-start-width="0.6cm" draw:marker-end="Arrow" draw:marker-end-width="0.4cm" draw:fill="none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draw:stroke="dash" draw:stroke-dash="Fine_20_Dashed" svg:stroke-width="0.1cm" svg:stroke-color="#cccccc" draw:marker-start-width="0.6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cm" svg:stroke-color="#ff6666" draw:marker-start="Arrow" draw:marker-start-width="0.4cm" draw:marker-end="" draw:marker-end-width="0.4cm" draw:fill="none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fill-color="#ffd320" draw:textarea-horizontal-align="justify" draw:textarea-vertical-align="middle" draw:auto-grow-height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3" style:family="graphic" style:parent-style-name="standard">
      <style:graphic-properties draw:stroke="none" draw:fill="none" fo:min-height="0.613cm"/>
      <style:paragraph-properties style:writing-mode="lr-tb"/>
    </style:style>
    <style:style style:name="gr64" style:family="graphic" style:parent-style-name="standard">
      <style:graphic-properties draw:stroke="none" draw:fill="none" fo:min-height="1.111cm"/>
      <style:paragraph-properties style:writing-mode="lr-tb"/>
    </style:style>
    <style:style style:name="gr65" style:family="graphic" style:parent-style-name="standard">
      <style:graphic-properties draw:stroke="none" draw:fill="none" fo:min-height="5.716cm"/>
      <style:paragraph-properties style:writing-mode="lr-tb"/>
    </style:style>
    <style:style style:name="gr66" style:family="graphic" style:parent-style-name="objectwithoutfill">
      <style:graphic-properties svg:stroke-width="0.1cm" svg:stroke-color="#3faf46" draw:marker-start="" draw:marker-start-width="0.4cm" draw:marker-end="Arrow" draw:marker-end-width="0.4cm" draw:fill="none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svg:stroke-width="0.1cm" svg:stroke-color="#6666ff" draw:marker-start-width="0.6cm" draw:marker-end-width="0.6cm" draw:fill="none" draw:textarea-horizontal-align="justify" draw:textarea-vertical-align="middle" draw:auto-grow-height="false" fo:min-height="8.034cm" fo:min-width="4.932cm" fo:padding-top="0.175cm" fo:padding-bottom="0.175cm" fo:padding-left="0.3cm" fo:padding-right="0.3cm"/>
    </style:style>
    <style:style style:name="gr68" style:family="graphic" style:parent-style-name="objectwithoutfill">
      <style:graphic-properties svg:stroke-width="0.1cm" svg:stroke-color="#ff0000" draw:marker-start="Arrow" draw:marker-start-width="0.4cm" draw:marker-end="" draw:marker-end-width="0.4cm" draw:fill="none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svg:stroke-width="0.1cm" svg:stroke-color="#ff0000" draw:marker-start="" draw:marker-start-width="0.4cm" draw:marker-end="Arrow" draw:marker-end-width="0.4cm" draw:fill="none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5cm"/>
      <style:paragraph-properties style:writing-mode="lr-tb"/>
    </style:style>
    <style:style style:name="pr1" style:family="presentation" style:parent-style-name="Default-title">
      <style:graphic-properties draw:stroke="none" draw:fill="solid" draw:fill-color="#ffffff" draw:textarea-horizontal-align="justify" draw:textarea-vertical-align="top" draw:auto-grow-height="true" draw:auto-grow-width="false" fo:min-height="7.05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r3" style:family="presentation" style:parent-style-name="Default-title">
      <style:graphic-properties fo:min-height="1.785cm"/>
      <style:paragraph-properties style:writing-mode="lr-tb"/>
    </style:style>
    <style:style style:name="pr4" style:family="presentation" style:parent-style-name="Default-notes">
      <style:graphic-properties draw:fill-color="#ffffff" fo:min-height="11.429cm"/>
      <style:paragraph-properties style:writing-mode="lr-tb"/>
    </style:style>
    <style:style style:name="pr5" style:family="presentation" style:parent-style-name="Default-title">
      <style:graphic-properties fo:min-height="2.845cm"/>
      <style:paragraph-properties style:writing-mode="lr-tb"/>
    </style:style>
    <style:style style:name="pr6" style:family="presentation" style:parent-style-name="Default-outline1">
      <style:graphic-properties fo:min-height="1.614cm"/>
      <style:paragraph-properties style:writing-mode="lr-tb"/>
    </style:style>
    <style:style style:name="pr7" style:family="presentation" style:parent-style-name="Default-outline1">
      <style:graphic-properties fo:min-height="7.81cm"/>
      <style:paragraph-properties style:writing-mode="lr-tb"/>
    </style:style>
    <style:style style:name="pr8" style:family="presentation" style:parent-style-name="Default-outline1">
      <style:graphic-properties fo:min-height="11.049cm"/>
      <style:paragraph-properties style:writing-mode="lr-tb"/>
    </style:style>
    <style:style style:name="pr9" style:family="presentation" style:parent-style-name="Default-outline1">
      <style:graphic-properties fo:min-height="6.506cm"/>
      <style:paragraph-properties style:writing-mode="lr-tb"/>
    </style:style>
    <style:style style:name="pr10" style:family="presentation" style:parent-style-name="Default-outline1">
      <style:graphic-properties fo:min-height="1.245cm"/>
      <style:paragraph-properties style:writing-mode="lr-tb"/>
    </style:style>
    <style:style style:name="pr11" style:family="presentation" style:parent-style-name="Default-outline1">
      <style:graphic-properties fo:min-height="11.435cm"/>
      <style:paragraph-properties style:writing-mode="lr-tb"/>
    </style:style>
    <style:style style:name="pr12" style:family="presentation" style:parent-style-name="Default-outline1">
      <style:graphic-properties fo:min-height="2.451cm"/>
      <style:paragraph-properties style:writing-mode="lr-tb"/>
    </style:style>
    <style:style style:name="pr13" style:family="presentation" style:parent-style-name="Default_5f_-title">
      <style:graphic-properties fo:min-height="1.785cm"/>
      <style:paragraph-properties style:writing-mode="lr-tb"/>
    </style:style>
    <style:style style:name="pr14" style:family="presentation" style:parent-style-name="Default_5f_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.317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.317cm" fo:margin-bottom="0cm" fo:line-height="100%" fo:text-align="center" fo:text-indent="0cm" style:writing-mode="lr-tb"/>
      <style:text-properties fo:color="#000000" loext:opacity="100%" style:font-name="Thorndale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33ff99"/>
      <style:paragraph-properties fo:text-align="center" style:writing-mode="lr-tb"/>
    </style:style>
    <style:style style:name="P10" style:family="paragraph">
      <loext:graphic-properties draw:fill="none"/>
    </style:style>
    <style:style style:name="P11" style:family="paragraph">
      <loext:graphic-properties draw:fill-color="#ff6666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3" style:family="paragraph">
      <loext:graphic-properties draw:fill-color="#ffffff"/>
      <style:paragraph-properties style:writing-mode="lr-tb"/>
      <style:text-properties fo:font-size="12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e"/>
      <style:paragraph-properties style:writing-mode="lr-tb"/>
      <style:text-properties fo:font-size="16pt" style:font-size-asian="16pt" style:font-size-complex="16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-color="#729fcf"/>
      <style:paragraph-properties fo:text-align="center" style:writing-mode="lr-tb"/>
      <style:text-properties fo:font-size="18pt"/>
    </style:style>
    <style:style style:name="P22" style:family="paragraph">
      <loext:graphic-properties draw:fill-color="#33ff99"/>
      <style:paragraph-properties fo:text-align="center" style:writing-mode="lr-tb"/>
      <style:text-properties fo:font-size="18pt"/>
    </style:style>
    <style:style style:name="P23" style:family="paragraph">
      <loext:graphic-properties draw:fill-color="#b2b2b2"/>
      <style:paragraph-properties fo:text-align="center" style:writing-mode="lr-tb"/>
      <style:text-properties fo:font-size="18pt"/>
    </style:style>
    <style:style style:name="P24" style:family="paragraph"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loext:graphic-properties draw:fill-color="#ff00ff"/>
      <style:paragraph-properties fo:text-align="center" style:writing-mode="lr-tb"/>
      <style:text-properties fo:font-size="18pt"/>
    </style:style>
    <style:style style:name="P26" style:family="paragraph">
      <loext:graphic-properties draw:fill-color="#ff6666"/>
      <style:paragraph-properties fo:text-align="center" style:writing-mode="lr-tb"/>
      <style:text-properties fo:font-size="18pt"/>
    </style:style>
    <style:style style:name="P27" style:family="paragraph">
      <loext:graphic-properties draw:fill-color="#ff6666"/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loext:graphic-properties draw:fill-color="#ffd320"/>
      <style:paragraph-properties fo:text-align="center" style:writing-mode="lr-tb"/>
    </style:style>
    <style:style style:name="P2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horndale1" fo:font-size="36pt" fo:language="en" fo:country="GB" fo:font-style="normal" fo:text-shadow="none" style:text-underline-style="none" fo:font-weight="bold" style:font-name-asian="Lucida Sans Unicode" style:font-size-asian="36pt" style:font-style-asian="normal" style:font-weight-asian="bold" style:font-name-complex="Tahoma" style:font-size-complex="36pt" style:font-style-complex="normal" style:font-weight-complex="bold" style:text-emphasize="none" style:font-relief="none"/>
    </style:style>
    <style:style style:name="T2" style:family="text">
      <style:text-properties fo:color="#000000" loext:opacity="100%" style:font-name="Thorndale1" fo:font-size="20pt" fo:language="en" fo:country="GB" fo:font-weight="bold" style:font-size-asian="20pt" style:font-weight-asian="bold" style:font-size-complex="20pt" style:font-weight-complex="bold"/>
    </style:style>
    <style:style style:name="T3" style:family="text">
      <style:text-properties fo:color="#000000" loext:opacity="100%" style:font-name="Thorndale1" fo:font-size="36pt" fo:language="en" fo:country="GB" fo:font-weight="bold" style:font-size-asian="36pt" style:font-weight-asian="bold" style:font-size-complex="3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183883" loext:opacity="100%"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Times New Roman1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183883" fo:font-size="100%"/>
      </text:list-level-style-bullet>
      <text:list-level-style-bullet text:level="2" text:bullet-char="•">
        <style:list-level-properties text:space-before="1.27cm"/>
        <style:text-properties style:font-name="Arial" fo:color="#183883" fo:font-size="100%"/>
      </text:list-level-style-bullet>
      <text:list-level-style-bullet text:level="3" text:bullet-char="•">
        <style:list-level-properties text:space-before="2.54cm"/>
        <style:text-properties style:font-name="Arial" fo:color="#183883" fo:font-size="100%"/>
      </text:list-level-style-bullet>
      <text:list-level-style-bullet text:level="4" text:bullet-char="•">
        <style:list-level-properties text:space-before="3.81cm"/>
        <style:text-properties style:font-name="Arial" fo:color="#183883" fo:font-size="100%"/>
      </text:list-level-style-bullet>
      <text:list-level-style-bullet text:level="5" text:bullet-char="•">
        <style:list-level-properties text:space-before="5.08cm"/>
        <style:text-properties style:font-name="Arial" fo:color="#183883" fo:font-size="100%"/>
      </text:list-level-style-bullet>
      <text:list-level-style-bullet text:level="6" text:bullet-char="•">
        <style:list-level-properties text:space-before="5.08cm"/>
        <style:text-properties style:font-name="Arial" fo:color="#183883" fo:font-size="100%"/>
      </text:list-level-style-bullet>
      <text:list-level-style-bullet text:level="7" text:bullet-char="•">
        <style:list-level-properties text:space-before="5.08cm"/>
        <style:text-properties style:font-name="Arial" fo:color="#183883" fo:font-size="100%"/>
      </text:list-level-style-bullet>
      <text:list-level-style-bullet text:level="8" text:bullet-char="•">
        <style:list-level-properties text:space-before="5.08cm"/>
        <style:text-properties style:font-name="Arial" fo:color="#183883" fo:font-size="100%"/>
      </text:list-level-style-bullet>
      <text:list-level-style-bullet text:level="9" text:bullet-char="•">
        <style:list-level-properties text:space-before="5.08cm"/>
        <style:text-properties style:font-name="Arial" fo:color="#183883" fo:font-size="100%"/>
      </text:list-level-style-bullet>
      <text:list-level-style-bullet text:level="10" text:bullet-char="•">
        <style:list-level-properties text:space-before="5.08cm"/>
        <style:text-properties style:font-name="Arial" fo:color="#183883" fo:font-size="100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resentation TITLE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144cm" svg:height="7.311cm" svg:x="2.66cm" svg:y="4.708cm" presentation:class="title" presentation:user-transformed="true">
          <draw:text-box>
            <text:p text:style-name="P1"><text:span text:style-name="T1">Projet Hagidoop</text:span><text:span text:style-name="T1"><text:line-break/></text:span><text:span text:style-name="T1"><text:line-break/></text:span><text:span text:style-name="T2">Daniel Hagimont</text:span><text:span text:style-name="T2"><text:line-break/></text:span><text:span text:style-name="T2"><text:line-break/></text:span><text:span text:style-name="T2">ENSPY, 2023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0.32cm" svg:height="1.785cm" svg:x="3.5cm" svg:y="1.215cm" presentation:class="title">
          <draw:text-box>
            <text:p>Principe du map-reduce</text:p>
          </draw:text-box>
        </draw:frame>
        <draw:g>
          <draw:custom-shape draw:style-name="gr2" draw:text-style-name="P5" draw:layer="layout" svg:width="3.282cm" svg:height="2.679cm" svg:x="2.312cm" svg:y="13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3.282cm" svg:height="0.704cm" svg:x="2.313cm" svg:y="13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3.282cm" svg:height="0.704cm" svg:x="2.313cm" svg:y="16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6" draw:layer="layout" svg:width="2.613cm" svg:height="1.306cm" svg:x="2.646cm" svg:y="14.636cm">
          <text:p text:style-name="P6">part1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5" draw:layer="layout" svg:width="3.282cm" svg:height="2.679cm" svg:x="7.713cm" svg:y="13.9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3.282cm" svg:height="0.704cm" svg:x="7.714cm" svg:y="13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3.282cm" svg:height="0.704cm" svg:x="7.714cm" svg:y="16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6" draw:layer="layout" svg:width="2.613cm" svg:height="1.306cm" svg:x="8.047cm" svg:y="14.637cm">
          <text:p text:style-name="P6">part2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5" draw:layer="layout" svg:width="3.282cm" svg:height="2.679cm" svg:x="13.414cm" svg:y="13.9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3.282cm" svg:height="0.704cm" svg:x="13.415cm" svg:y="13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3.282cm" svg:height="0.704cm" svg:x="13.415cm" svg:y="16.2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6" draw:layer="layout" svg:width="2.613cm" svg:height="1.306cm" svg:x="13.748cm" svg:y="14.638cm">
          <text:p text:style-name="P6">part3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5" draw:layer="layout" svg:width="3.282cm" svg:height="2.679cm" svg:x="18.815cm" svg:y="13.93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3.282cm" svg:height="0.704cm" svg:x="18.816cm" svg:y="13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3.282cm" svg:height="0.704cm" svg:x="18.816cm" svg:y="16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6" draw:layer="layout" svg:width="2.613cm" svg:height="1.306cm" svg:x="19.149cm" svg:y="14.639cm">
          <text:p text:style-name="P6">part4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3.11cm" svg:height="4.99cm" svg:x="1.105cm" svg:y="12.861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229cm" svg:height="0.962cm" svg:x="22.686cm" svg:y="12.096cm">
          <draw:text-box>
            <text:p>HDFS</text:p>
          </draw:text-box>
        </draw:frame>
        <draw:custom-shape draw:style-name="gr6" draw:text-style-name="P7" draw:layer="layout" svg:width="4.287cm" svg:height="12.927cm" svg:x="1.809cm" svg:y="4.6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1cm" svg:height="2.378cm" svg:x="2.714cm" svg:y="9.012cm">
          <text:p text:style-name="P6">Map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3.852cm" svg:y1="14.636cm" svg:x2="3.852cm" svg:y2="11.39cm">
          <text:p/>
        </draw:line>
        <draw:custom-shape draw:style-name="gr7" draw:text-style-name="P9" draw:layer="layout" svg:width="2.41cm" svg:height="2.378cm" svg:x="8.214cm" svg:y="9.037cm">
          <text:p text:style-name="P6">Map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9.352cm" svg:y1="14.661cm" svg:x2="9.352cm" svg:y2="11.415cm">
          <text:p/>
        </draw:line>
        <draw:custom-shape draw:style-name="gr7" draw:text-style-name="P9" draw:layer="layout" svg:width="2.41cm" svg:height="2.378cm" svg:x="13.914cm" svg:y="9.062cm">
          <text:p text:style-name="P6">Map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5.052cm" svg:y1="14.686cm" svg:x2="15.052cm" svg:y2="11.44cm">
          <text:p/>
        </draw:line>
        <draw:custom-shape draw:style-name="gr7" draw:text-style-name="P9" draw:layer="layout" svg:width="2.41cm" svg:height="2.378cm" svg:x="19.314cm" svg:y="9.087cm">
          <text:p text:style-name="P6">Map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20.452cm" svg:y1="14.711cm" svg:x2="20.452cm" svg:y2="11.465cm">
          <text:p/>
        </draw:line>
        <draw:custom-shape draw:style-name="gr6" draw:text-style-name="P7" draw:layer="layout" svg:width="4.287cm" svg:height="12.927cm" svg:x="7.209cm" svg:y="4.6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287cm" svg:height="12.927cm" svg:x="12.909cm" svg:y="4.6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287cm" svg:height="12.927cm" svg:x="18.309cm" svg:y="4.656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259cm" svg:height="0.962cm" svg:x="2.887cm" svg:y="3.763cm">
          <draw:text-box>
            <text:p>node1</text:p>
          </draw:text-box>
        </draw:frame>
        <draw:frame draw:style-name="gr9" draw:text-style-name="P8" draw:layer="layout" svg:width="2.259cm" svg:height="0.962cm" svg:x="8.288cm" svg:y="3.763cm">
          <draw:text-box>
            <text:p>node2</text:p>
          </draw:text-box>
        </draw:frame>
        <draw:frame draw:style-name="gr9" draw:text-style-name="P8" draw:layer="layout" svg:width="2.259cm" svg:height="0.962cm" svg:x="13.989cm" svg:y="3.763cm">
          <draw:text-box>
            <text:p>node3</text:p>
          </draw:text-box>
        </draw:frame>
        <draw:frame draw:style-name="gr9" draw:text-style-name="P8" draw:layer="layout" svg:width="2.259cm" svg:height="0.962cm" svg:x="19.29cm" svg:y="3.763cm">
          <draw:text-box>
            <text:p>node4</text:p>
          </draw:text-box>
        </draw:frame>
        <draw:custom-shape draw:style-name="gr10" draw:text-style-name="P11" draw:layer="layout" svg:width="2.41cm" svg:height="2.378cm" svg:x="8.214cm" svg:y="5.337cm">
          <text:p text:style-name="P6">Reduce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3.852cm" svg:y1="9.061cm" svg:x2="8.214cm" svg:y2="6.967cm">
          <text:p/>
        </draw:line>
        <draw:line draw:style-name="gr11" draw:text-style-name="P10" draw:layer="layout" svg:x1="9.344cm" svg:y1="9.037cm" svg:x2="9.344cm" svg:y2="7.715cm">
          <text:p/>
        </draw:line>
        <draw:line draw:style-name="gr11" draw:text-style-name="P10" draw:layer="layout" svg:x1="15.038cm" svg:y1="9.062cm" svg:x2="10.624cm" svg:y2="6.565cm">
          <text:p/>
        </draw:line>
        <draw:line draw:style-name="gr11" draw:text-style-name="P10" draw:layer="layout" svg:x1="20.43cm" svg:y1="9.087cm" svg:x2="10.649cm" svg:y2="6.591cm">
          <text:p/>
        </draw:lin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4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0.32cm" svg:height="2.845cm" svg:x="3.5cm" svg:y="0.685cm" presentation:class="title" presentation:user-transformed="true">
          <draw:text-box>
            <text:p>Exemple d'application<text:line-break/>comptage de mots</text:p>
          </draw:text-box>
        </draw:frame>
        <draw:frame presentation:style-name="pr6" draw:text-style-name="P4" draw:layer="layout" svg:width="19.897cm" svg:height="1.614cm" svg:x="3.603cm" svg:y="4.951cm" presentation:class="outline" presentation:user-transformed="true">
          <draw:text-box>
            <text:list text:style-name="L3">
              <text:list-item>
                <text:p>En itératif</text:p>
              </text:list-item>
            </text:list>
          </draw:text-box>
        </draw:frame>
        <draw:frame draw:style-name="gr12" draw:text-style-name="P12" draw:layer="layout" svg:width="18.48cm" svg:height="11.046cm" svg:x="4.088cm" svg:y="6.565cm">
          <draw:text-box>
            <text:p><text:span text:style-name="T4">HashMap&lt;String,Integer&gt; hm = new HashMap&lt;String,Integer&gt;();</text:span></text:p>
            <text:p><text:span text:style-name="T4"/></text:p>
            <text:p><text:span text:style-name="T4">// ouvrir fichier à lire : lnr</text:span></text:p>
            <text:p><text:span text:style-name="T4">while (true) {</text:span></text:p>
            <text:p><text:span text:style-name="T4"><text:tab/></text:span><text:span text:style-name="T4">String l = lnr.readLine();</text:span></text:p>
            <text:p><text:span text:style-name="T4"><text:tab/></text:span><text:span text:style-name="T4">if (l == null) break;</text:span></text:p>
            <text:p><text:span text:style-name="T4"><text:tab/></text:span><text:span text:style-name="T4">String tokens[] = l.split(" ");</text:span></text:p>
            <text:p><text:span text:style-name="T4"><text:tab/></text:span><text:span text:style-name="T4">for (String tok : tokens) {</text:span></text:p>
            <text:p><text:span text:style-name="T4"><text:tab/></text:span><text:span text:style-name="T4"><text:tab/></text:span><text:span text:style-name="T4">if (hm.containsKey(tok)) </text:span></text:p>
            <text:p><text:span text:style-name="T4"><text:tab/></text:span><text:span text:style-name="T4"><text:tab/></text:span><text:span text:style-name="T4"><text:tab/></text:span><text:span text:style-name="T4">hm.put(tok, hm.get(tok).intValue()+1);</text:span></text:p>
            <text:p><text:span text:style-name="T4"><text:tab/></text:span><text:span text:style-name="T4"><text:tab/></text:span><text:span text:style-name="T4">else </text:span></text:p>
            <text:p><text:span text:style-name="T4"><text:tab/></text:span><text:span text:style-name="T4"><text:tab/></text:span><text:span text:style-name="T4"><text:tab/></text:span><text:span text:style-name="T4">hm.put(tok, 1);</text:span></text:p>
            <text:p><text:span text:style-name="T4"><text:tab/></text:span><text:span text:style-name="T4">}</text:span></text:p>
            <text:p><text:span text:style-name="T4">}</text:span></text:p>
            <text:p><text:span text:style-name="T4"/></text:p>
            <text:p><text:span text:style-name="T4">// recopier la hashmap dans le fichier résultat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0.32cm" svg:height="2.845cm" svg:x="3.5cm" svg:y="0.685cm" presentation:class="title" presentation:user-transformed="true">
          <draw:text-box>
            <text:p>Exemple d'application<text:line-break/>comptage de mots</text:p>
          </draw:text-box>
        </draw:frame>
        <draw:frame draw:style-name="gr13" draw:text-style-name="P12" draw:layer="layout" svg:width="4.877cm" svg:height="1.509cm" svg:x="4.224cm" svg:y="6.816cm">
          <draw:text-box>
            <text:p><text:span text:style-name="T4">Hello World Hello</text:span></text:p>
            <text:p><text:span text:style-name="T4">Hello Toulouse</text:span></text:p>
          </draw:text-box>
        </draw:frame>
        <draw:frame draw:style-name="gr14" draw:text-style-name="P12" draw:layer="layout" svg:width="1.763cm" svg:height="0.915cm" svg:x="9.718cm" svg:y="6.506cm">
          <draw:text-box>
            <text:p><text:span text:style-name="T4">map</text:span></text:p>
          </draw:text-box>
        </draw:frame>
        <draw:custom-shape draw:style-name="gr15" draw:text-style-name="P14" draw:layer="layout" svg:width="1.871cm" svg:height="0.525cm" svg:x="9.718cm" svg:y="7.4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3.975cm" svg:height="2.132cm" svg:x="12.174cm" svg:y="6.621cm">
          <draw:text-box>
            <text:p><text:span text:style-name="T4">&lt;Hello,3&gt;</text:span></text:p>
            <text:p><text:span text:style-name="T4">&lt;World,1&gt;</text:span></text:p>
            <text:p><text:span text:style-name="T4">&lt;Toulouse,1&gt;</text:span></text:p>
          </draw:text-box>
        </draw:frame>
        <draw:frame draw:style-name="gr17" draw:text-style-name="P15" draw:layer="layout" svg:width="2.219cm" svg:height="0.878cm" svg:x="1.773cm" svg:y="7.034cm">
          <draw:text-box>
            <text:p><text:span text:style-name="T4">Node1</text:span></text:p>
          </draw:text-box>
        </draw:frame>
        <draw:frame draw:style-name="gr13" draw:text-style-name="P12" draw:layer="layout" svg:width="4.877cm" svg:height="1.509cm" svg:x="4.225cm" svg:y="10.317cm">
          <draw:text-box>
            <text:p><text:span text:style-name="T4">Hello Guys</text:span></text:p>
            <text:p><text:span text:style-name="T4">Hello Girls</text:span></text:p>
          </draw:text-box>
        </draw:frame>
        <draw:frame draw:style-name="gr14" draw:text-style-name="P12" draw:layer="layout" svg:width="1.763cm" svg:height="0.915cm" svg:x="9.719cm" svg:y="10.007cm">
          <draw:text-box>
            <text:p><text:span text:style-name="T4">map</text:span></text:p>
          </draw:text-box>
        </draw:frame>
        <draw:custom-shape draw:style-name="gr15" draw:text-style-name="P14" draw:layer="layout" svg:width="1.871cm" svg:height="0.525cm" svg:x="9.719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2.993cm" svg:height="2.132cm" svg:x="12.175cm" svg:y="10.122cm">
          <draw:text-box>
            <text:p><text:span text:style-name="T4">&lt;Hello,2&gt;</text:span></text:p>
            <text:p><text:span text:style-name="T4">&lt;Guys,1&gt;</text:span></text:p>
            <text:p><text:span text:style-name="T4">&lt;Girls,1&gt;</text:span></text:p>
          </draw:text-box>
        </draw:frame>
        <draw:frame draw:style-name="gr17" draw:text-style-name="P15" draw:layer="layout" svg:width="2.219cm" svg:height="0.878cm" svg:x="1.774cm" svg:y="10.535cm">
          <draw:text-box>
            <text:p><text:span text:style-name="T4">Node2</text:span></text:p>
          </draw:text-box>
        </draw:frame>
        <draw:frame draw:style-name="gr13" draw:text-style-name="P12" draw:layer="layout" svg:width="4.877cm" svg:height="1.509cm" svg:x="4.226cm" svg:y="13.518cm">
          <draw:text-box>
            <text:p><text:span text:style-name="T4">Hi World Hi</text:span></text:p>
            <text:p><text:span text:style-name="T4">Hi Toulouse</text:span></text:p>
          </draw:text-box>
        </draw:frame>
        <draw:frame draw:style-name="gr14" draw:text-style-name="P12" draw:layer="layout" svg:width="1.763cm" svg:height="0.915cm" svg:x="9.72cm" svg:y="13.208cm">
          <draw:text-box>
            <text:p><text:span text:style-name="T4">map</text:span></text:p>
          </draw:text-box>
        </draw:frame>
        <draw:custom-shape draw:style-name="gr15" draw:text-style-name="P14" draw:layer="layout" svg:width="1.871cm" svg:height="0.525cm" svg:x="9.72cm" svg:y="14.1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4.018cm" svg:height="2.132cm" svg:x="12.176cm" svg:y="13.323cm">
          <draw:text-box>
            <text:p><text:span text:style-name="T4">&lt;Hi,3&gt;</text:span></text:p>
            <text:p><text:span text:style-name="T4">&lt;World,1&gt;</text:span></text:p>
            <text:p><text:span text:style-name="T4">&lt;Toulouse,1&gt;</text:span></text:p>
          </draw:text-box>
        </draw:frame>
        <draw:frame draw:style-name="gr17" draw:text-style-name="P15" draw:layer="layout" svg:width="2.219cm" svg:height="0.878cm" svg:x="1.775cm" svg:y="13.736cm">
          <draw:text-box>
            <text:p><text:span text:style-name="T4">Node3</text:span></text:p>
          </draw:text-box>
        </draw:frame>
        <draw:custom-shape draw:style-name="gr18" draw:text-style-name="P14" draw:layer="layout" svg:width="3.574cm" svg:height="0.525cm" draw:transform="rotate (-0.752062374684356) translate (17.049cm 7.57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4" draw:layer="layout" svg:width="2.247cm" svg:height="0.525cm" svg:x="16.742cm" svg:y="10.8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3.528cm" svg:height="0.525cm" draw:transform="rotate (0.778940445165069) translate (16.776cm 14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2" draw:layer="layout" svg:width="3.976cm" svg:height="4.013cm" svg:x="19.794cm" svg:y="8.886cm">
          <draw:text-box>
            <text:p><text:span text:style-name="T4">&lt;Hello,5&gt;</text:span></text:p>
            <text:p><text:span text:style-name="T4">&lt;World,2&gt;</text:span></text:p>
            <text:p><text:span text:style-name="T4">&lt;Toulouse,2&gt; &lt;Guys,1&gt;</text:span></text:p>
            <text:p><text:span text:style-name="T4">&lt;Girls,1&gt;</text:span></text:p>
            <text:p><text:span text:style-name="T4">&lt;Hi,3&gt;</text:span></text:p>
          </draw:text-box>
        </draw:frame>
        <draw:frame draw:style-name="gr22" draw:text-style-name="P12" draw:layer="layout" svg:width="2.257cm" svg:height="1.505cm" svg:x="17.02cm" svg:y="10.008cm">
          <draw:text-box>
            <text:p><text:span text:style-name="T4">reduce</text:span></text:p>
          </draw:text-box>
        </draw:frame>
        <draw:frame presentation:style-name="pr6" draw:text-style-name="P4" draw:layer="layout" svg:width="19.897cm" svg:height="1.614cm" svg:x="3.604cm" svg:y="4.49cm" presentation:class="outline" presentation:user-transformed="true">
          <draw:text-box>
            <text:list text:style-name="L3">
              <text:list-item>
                <text:p>En map-reduc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0.32cm" svg:height="2.845cm" svg:x="3.5cm" svg:y="0.685cm" presentation:class="title" presentation:user-transformed="true">
          <draw:text-box>
            <text:p>Exemple d'application<text:line-break/>comptage de mots</text:p>
          </draw:text-box>
        </draw:frame>
        <draw:frame presentation:style-name="pr6" draw:text-style-name="P4" draw:layer="layout" svg:width="19.897cm" svg:height="1.614cm" svg:x="3.603cm" svg:y="4.951cm" presentation:class="outline" presentation:user-transformed="true">
          <draw:text-box>
            <text:list text:style-name="L3">
              <text:list-item>
                <text:p>En map-reduce</text:p>
              </text:list-item>
            </text:list>
          </draw:text-box>
        </draw:frame>
        <draw:frame draw:style-name="gr23" draw:text-style-name="P12" draw:layer="layout" svg:width="21.131cm" svg:height="11.681cm" svg:x="4.088cm" svg:y="6.531cm">
          <draw:text-box>
            <text:p><text:span text:style-name="T4">public void map(FormatReader reader, FormatWriter writer) {</text:span></text:p>
            <text:p><text:span text:style-name="T4"><text:tab/></text:span><text:span text:style-name="T4"><text:tab/></text:span></text:p>
            <text:p><text:span text:style-name="T4"><text:tab/></text:span><text:span text:style-name="T4">HashMap&lt;String,Integer&gt; hm = new HashMap&lt;String,Integer&gt;();</text:span></text:p>
            <text:p><text:span text:style-name="T4"><text:tab/></text:span><text:span text:style-name="T4">KV kv;</text:span></text:p>
            <text:p><text:span text:style-name="T4"><text:tab/></text:span><text:span text:style-name="T4">while ((kv = reader.read()) != null) {</text:span></text:p>
            <text:p text:style-name="P16"><text:span text:style-name="T5"><text:tab/></text:span><text:span text:style-name="T5"><text:tab/></text:span><text:span text:style-name="T4">String tokens[] = kv.v.split(" ");</text:span></text:p>
            <text:p><text:span text:style-name="T4"><text:tab/></text:span><text:span text:style-name="T4"><text:tab/></text:span><text:span text:style-name="T4">for (String tok : tokens) {</text:span></text:p>
            <text:p><text:span text:style-name="T4"><text:tab/></text:span><text:span text:style-name="T4"><text:tab/></text:span><text:span text:style-name="T4"><text:tab/></text:span><text:span text:style-name="T4">if (hm.containsKey(tok))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hm.put(tok, hm.get(tok).intValue()+1);</text:span></text:p>
            <text:p><text:span text:style-name="T4"><text:tab/></text:span><text:span text:style-name="T4"><text:tab/></text:span><text:span text:style-name="T4"><text:tab/></text:span><text:span text:style-name="T4">else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hm.put(tok, 1);</text:span></text:p>
            <text:p><text:span text:style-name="T4"><text:tab/></text:span><text:span text:style-name="T4"><text:tab/></text:span><text:span text:style-name="T4">}</text:span></text:p>
            <text:p><text:span text:style-name="T4"><text:tab/></text:span><text:span text:style-name="T4">}</text:span></text:p>
            <text:p><text:span text:style-name="T4"><text:tab/></text:span><text:span text:style-name="T4">for (String k : hm.keySet()) </text:span></text:p>
            <text:p><text:span text:style-name="T4"><text:tab/></text:span><text:span text:style-name="T4"><text:tab/></text:span><text:span text:style-name="T4">writer.write(new KV(k,hm.get(k).toString()));</text:span></text:p>
            <text:p><text:span text:style-name="T4"><text:tab/></text:span><text:span text:style-name="T4">}</text:span></text:p>
            <text:p><text:span text:style-name="T4">}</text:span></text:p>
          </draw:text-box>
        </draw:frame>
        <draw:frame draw:style-name="gr24" draw:text-style-name="P17" draw:layer="layout" svg:width="11.026cm" svg:height="0.878cm" svg:x="11.922cm" svg:y="3.828cm">
          <draw:text-box>
            <text:p><text:span text:style-name="T4">Read de KV (&lt;xxx,ligne&gt; pour wordcount)</text:span></text:p>
          </draw:text-box>
        </draw:frame>
        <draw:frame draw:style-name="gr24" draw:text-style-name="P17" draw:layer="layout" svg:width="10.945cm" svg:height="0.878cm" svg:x="14.299cm" svg:y="4.951cm">
          <draw:text-box>
            <text:p><text:span text:style-name="T4">Write de KV (&lt;w,n&gt; pour wordcount)</text:span></text:p>
          </draw:text-box>
        </draw:frame>
        <draw:line draw:style-name="gr25" draw:text-style-name="P10" draw:layer="layout" svg:x1="12.77cm" svg:y1="4.706cm" svg:x2="12.77cm" svg:y2="6.565cm">
          <text:p/>
        </draw:line>
        <draw:line draw:style-name="gr25" draw:text-style-name="P10" draw:layer="layout" svg:x1="15.605cm" svg:y1="5.829cm" svg:x2="18.332cm" svg:y2="6.565cm">
          <text:p/>
        </draw:lin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4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0.32cm" svg:height="2.845cm" svg:x="3.5cm" svg:y="0.685cm" presentation:class="title" presentation:user-transformed="true">
          <draw:text-box>
            <text:p>Exemple d'application<text:line-break/>comptage de mots</text:p>
          </draw:text-box>
        </draw:frame>
        <draw:frame presentation:style-name="pr6" draw:text-style-name="P4" draw:layer="layout" svg:width="19.897cm" svg:height="1.614cm" svg:x="3.603cm" svg:y="4.951cm" presentation:class="outline" presentation:user-transformed="true">
          <draw:text-box>
            <text:list text:style-name="L3">
              <text:list-item>
                <text:p>En map-reduce</text:p>
              </text:list-item>
            </text:list>
          </draw:text-box>
        </draw:frame>
        <draw:frame draw:style-name="gr26" draw:text-style-name="P12" draw:layer="layout" svg:width="21.131cm" svg:height="10.206cm" svg:x="4.088cm" svg:y="6.765cm">
          <draw:text-box>
            <text:p><text:span text:style-name="T4">public void reduce(FormatReader reader, FormatWriter writer) {</text:span></text:p>
            <text:p><text:span text:style-name="T4"><text:tab/></text:span></text:p>
            <text:p><text:span text:style-name="T4"><text:tab/></text:span><text:span text:style-name="T4">HashMap&lt;String,Integer&gt; hm = new HashMap&lt;String,Integer&gt;();</text:span></text:p>
            <text:p><text:span text:style-name="T4"><text:tab/></text:span><text:span text:style-name="T4">KV kv;</text:span></text:p>
            <text:p><text:span text:style-name="T4"><text:tab/></text:span><text:span text:style-name="T4">while ((kv = reader.read()) != null) {</text:span></text:p>
            <text:p><text:span text:style-name="T4"><text:tab/></text:span><text:span text:style-name="T4"><text:tab/></text:span><text:span text:style-name="T4">if (hm.containsKey(kv.k)) </text:span></text:p>
            <text:p><text:span text:style-name="T4"><text:tab/></text:span><text:span text:style-name="T4"><text:tab/></text:span><text:span text:style-name="T4"><text:tab/></text:span><text:span text:style-name="T4">hm.put(kv.k, hm.get(kv.k)+Integer.parseInt(kv.v));</text:span></text:p>
            <text:p><text:span text:style-name="T4"><text:tab/></text:span><text:span text:style-name="T4"><text:tab/></text:span><text:span text:style-name="T4">else </text:span></text:p>
            <text:p><text:span text:style-name="T4"><text:tab/></text:span><text:span text:style-name="T4"><text:tab/></text:span><text:span text:style-name="T4"><text:tab/></text:span><text:span text:style-name="T4">hm.put(kv.k, Integer.parseInt(kv.v));</text:span></text:p>
            <text:p><text:span text:style-name="T4"><text:tab/></text:span><text:span text:style-name="T4">}</text:span></text:p>
            <text:p><text:span text:style-name="T4"><text:tab/></text:span><text:span text:style-name="T4">for (String k : hm.keySet()) </text:span></text:p>
            <text:p><text:span text:style-name="T4"><text:tab/></text:span><text:span text:style-name="T4"><text:tab/></text:span><text:span text:style-name="T4">writer.write(new KV(k,hm.get(k).toString()));</text:span></text:p>
            <text:p><text:span text:style-name="T4">}</text:span></text:p>
          </draw:text-box>
        </draw:frame>
        <draw:frame draw:style-name="gr24" draw:text-style-name="P17" draw:layer="layout" svg:width="8.407cm" svg:height="0.878cm" svg:x="11.923cm" svg:y="3.828cm">
          <draw:text-box>
            <text:p><text:span text:style-name="T4">Read de KV (&lt;w,n&gt; wordcount)</text:span></text:p>
          </draw:text-box>
        </draw:frame>
        <draw:frame draw:style-name="gr24" draw:text-style-name="P17" draw:layer="layout" svg:width="10.945cm" svg:height="0.878cm" svg:x="14.3cm" svg:y="4.951cm">
          <draw:text-box>
            <text:p><text:span text:style-name="T4">Write de KV (&lt;w,n&gt; pour wordcount)</text:span></text:p>
          </draw:text-box>
        </draw:frame>
        <draw:line draw:style-name="gr25" draw:text-style-name="P10" draw:layer="layout" svg:x1="12.797cm" svg:y1="4.706cm" svg:x2="13.229cm" svg:y2="6.831cm">
          <text:p/>
        </draw:line>
        <draw:line draw:style-name="gr25" draw:text-style-name="P10" draw:layer="layout" svg:x1="15.416cm" svg:y1="5.829cm" svg:x2="18.683cm" svg:y2="6.777cm">
          <text:p/>
        </draw:lin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4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0.32cm" svg:height="1.785cm" svg:x="3.5cm" svg:y="1.215cm" presentation:class="title" presentation:user-transformed="true">
          <draw:text-box>
            <text:p>Lecture/écriture des données</text:p>
          </draw:text-box>
        </draw:frame>
        <draw:frame presentation:style-name="pr7" draw:text-style-name="P4" draw:layer="layout" svg:width="19.897cm" svg:height="7.81cm" svg:x="3.603cm" svg:y="4.75cm" presentation:class="outline" presentation:user-transformed="true">
          <draw:text-box>
            <text:list text:style-name="L3">
              <text:list-item>
                <text:p>Dans un fichier du système de fichiers local</text:p>
              </text:list-item>
              <text:list-item>
                <text:p>Dans un fragment dans HDFS</text:p>
              </text:list-item>
              <text:list-item>
                <text:p>Il faut faire des lectures/écritures cohérentes, car on suppose qu'on ne fait pas d'accès distants</text:p>
              </text:list-item>
              <text:list-item>
                <text:p>On gère des formats de données</text:p>
                <text:list>
                  <text:list-item>
                    <text:p>On lit des données dans un format et on retourne un KV</text:p>
                  </text:list-item>
                  <text:list-item>
                    <text:p>On donne un KV et on écrit dans un format</text:p>
                  </text:list-item>
                </text:list>
              </text:list-item>
            </text:list>
          </draw:text-box>
        </draw:frame>
        <draw:frame draw:style-name="gr27" draw:text-style-name="P12" draw:layer="layout" svg:width="10.582cm" svg:height="4.696cm" svg:x="5.963cm" svg:y="12.995cm">
          <draw:text-box>
            <text:p><text:span text:style-name="T4">public interface FormatReader {</text:span></text:p>
            <text:p><text:span text:style-name="T4"><text:tab/></text:span><text:span text:style-name="T4">public KV read();</text:span></text:p>
            <text:p><text:span text:style-name="T4">}</text:span></text:p>
            <text:p><text:span text:style-name="T4">public interface FormatWriter {</text:span></text:p>
            <text:p><text:span text:style-name="T4"><text:tab/></text:span><text:span text:style-name="T4">public void write(KV record);</text:span></text:p>
            <text:p><text:span text:style-name="T4">}</text:span></text:p>
            <text:p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4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0.32cm" svg:height="1.785cm" svg:x="3.5cm" svg:y="1.215cm" presentation:class="title" presentation:user-transformed="true">
          <draw:text-box>
            <text:p>Lecture/écriture des données</text:p>
          </draw:text-box>
        </draw:frame>
        <draw:frame draw:style-name="gr28" draw:text-style-name="P12" draw:layer="layout" svg:width="19.457cm" svg:height="8.674cm" svg:x="3.317cm" svg:y="9.344cm">
          <draw:text-box>
            <text:p><text:span text:style-name="T4">public interface Format extends FormatReader, FormatWriter, Serializable {</text:span></text:p>
            <text:p><text:span text:style-name="T4"><text:tab/></text:span><text:span text:style-name="T4">public static final int FMT_TXT = 0;</text:span></text:p>
            <text:p><text:span text:style-name="T4"><text:tab/></text:span><text:span text:style-name="T4">public static final int FMT_KV = 1;</text:span></text:p>
            <text:p><text:span text:style-name="T4"><text:tab/></text:span><text:span text:style-name="T4">public void open(String mode);</text:span></text:p>
            <text:p><text:span text:style-name="T4"><text:tab/></text:span><text:span text:style-name="T4">public void close();</text:span></text:p>
            <text:p><text:span text:style-name="T4"><text:tab/></text:span><text:span text:style-name="T4">public long getIndex();</text:span></text:p>
            <text:p><text:span text:style-name="T4"><text:tab/></text:span><text:span text:style-name="T4">public String getFname();</text:span></text:p>
            <text:p><text:span text:style-name="T4"><text:tab/></text:span><text:span text:style-name="T4">public void setFname(String fname);</text:span></text:p>
            <text:p><text:span text:style-name="T4"/></text:p>
            <text:p><text:span text:style-name="T4">}</text:span></text:p>
          </draw:text-box>
        </draw:frame>
        <draw:frame presentation:style-name="pr7" draw:text-style-name="P4" draw:layer="layout" svg:width="19.897cm" svg:height="7.81cm" svg:x="3.604cm" svg:y="4.415cm" presentation:class="outline" presentation:user-transformed="true">
          <draw:text-box>
            <text:list text:style-name="L3">
              <text:list-item>
                <text:p>Un format de fichier implante l'interface Format</text:p>
              </text:list-item>
              <text:list-item>
                <text:p>On gère deux formats (qui implantent Format) :</text:p>
                <text:list>
                  <text:list-item>
                    <text:p>TxtFormat : une classe pour les fichiers texte</text:p>
                  </text:list-item>
                  <text:list-item>
                    <text:p>KVFormat : une classe pour des fichiers KV</text:p>
                  </text:list-item>
                </text:list>
              </text:list-item>
            </text:list>
          </draw:text-box>
        </draw:frame>
        <draw:frame draw:style-name="gr29" draw:text-style-name="P18" draw:layer="layout" svg:width="13.591cm" svg:height="0.725cm" svg:x="10.47cm" svg:y="17.293cm">
          <draw:text-box>
            <text:p><text:span text:style-name="T6">getIndex() permet de savoir où on en est dans le parcours d’un fichier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0.32cm" svg:height="1.785cm" svg:x="3.5cm" svg:y="1.215cm" presentation:class="title">
          <draw:text-box>
            <text:p>Des key-values</text:p>
          </draw:text-box>
        </draw:frame>
        <draw:frame draw:style-name="gr23" draw:text-style-name="P12" draw:layer="layout" svg:width="19.457cm" svg:height="11.681cm" svg:x="3.586cm" svg:y="5.124cm">
          <draw:text-box>
            <text:p><text:span text:style-name="T4">public class KV {</text:span></text:p>
            <text:p><text:span text:style-name="T4"><text:tab/></text:span><text:span text:style-name="T4">public static final String SEPARATOR = "&lt;-&gt;";</text:span></text:p>
            <text:p><text:span text:style-name="T4"><text:tab/></text:span><text:span text:style-name="T4">public String k;</text:span></text:p>
            <text:p><text:span text:style-name="T4"><text:tab/></text:span><text:span text:style-name="T4">public String v;</text:span></text:p>
            <text:p><text:span text:style-name="T4"/></text:p>
            <text:p><text:span text:style-name="T4"><text:tab/></text:span><text:span text:style-name="T4">public KV() {}</text:span></text:p>
            <text:p><text:span text:style-name="T4"><text:tab/></text:span></text:p>
            <text:p><text:span text:style-name="T4"><text:tab/></text:span><text:span text:style-name="T4">public KV(String k, String v) {</text:span></text:p>
            <text:p><text:span text:style-name="T4"><text:tab/></text:span><text:span text:style-name="T4"><text:tab/></text:span><text:span text:style-name="T4">super();</text:span></text:p>
            <text:p><text:span text:style-name="T4"><text:tab/></text:span><text:span text:style-name="T4"><text:tab/></text:span><text:span text:style-name="T4">this.k = k;</text:span></text:p>
            <text:p><text:span text:style-name="T4"><text:tab/></text:span><text:span text:style-name="T4"><text:tab/></text:span><text:span text:style-name="T4">this.v = v;</text:span></text:p>
            <text:p><text:span text:style-name="T4"><text:tab/></text:span><text:span text:style-name="T4">}</text:span></text:p>
            <text:p><text:span text:style-name="T4"/></text:p>
            <text:p><text:span text:style-name="T4"><text:tab/></text:span><text:span text:style-name="T4">public String toString() {</text:span></text:p>
            <text:p><text:span text:style-name="T4"><text:tab/></text:span><text:span text:style-name="T4"><text:tab/></text:span><text:span text:style-name="T4">return "KV [k=" + k + ", v=" + v + "]";</text:span></text:p>
            <text:p><text:span text:style-name="T4"><text:tab/></text:span><text:span text:style-name="T4">}</text:span></text:p>
            <text:p><text:span text:style-name="T4"><text:tab/>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4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0.32cm" svg:height="1.785cm" svg:x="3.5cm" svg:y="1.215cm" presentation:class="title">
          <draw:text-box>
            <text:p>HDFS</text:p>
          </draw:text-box>
        </draw:frame>
        <draw:frame presentation:style-name="pr8" draw:text-style-name="P4" draw:layer="layout" svg:width="19.897cm" svg:height="11.049cm" svg:x="3.603cm" svg:y="4.951cm" presentation:class="outline">
          <draw:text-box>
            <text:list text:style-name="L3">
              <text:list-item>
                <text:p>Permet de gérer des fichiers fragmentés sur les nœuds</text:p>
                <text:list>
                  <text:list-item>
                    <text:p>Quand on copie un fichier du FS local dans le FS HDFS, le fichier est coupé en fragments qui sont copiés sur les nœuds.</text:p>
                  </text:list-item>
                  <text:list-item>
                    <text:p>Quand on copie un fichier du FS HDFS dans le FS local, les <text:s/>fragments sont rassemblés pour obtenir le fichier complet sur le FS local.</text:p>
                  </text:list-item>
                </text:list>
              </text:list-item>
              <text:list-item>
                <text:p>Les fragments sont copiés sur le FS local du nœud avec un nom particulier</text:p>
              </text:list-item>
              <text:list-item>
                <text:p>Les fragments sont de taille variable (en fonction du nombre de nœuds) et non répliqué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4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0.32cm" svg:height="1.785cm" svg:x="3.5cm" svg:y="1.215cm" presentation:class="title">
          <draw:text-box>
            <text:p>Architecture HDFS</text:p>
          </draw:text-box>
        </draw:frame>
        <draw:g>
          <draw:custom-shape draw:style-name="gr30" draw:text-style-name="P5" draw:layer="layout" svg:width="4.962cm" svg:height="2.679cm" svg:x="3.094cm" svg:y="13.95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5" draw:layer="layout" svg:width="4.962cm" svg:height="0.704cm" svg:x="3.096cm" svg:y="13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5" draw:layer="layout" svg:width="4.962cm" svg:height="0.704cm" svg:x="3.096cm" svg:y="16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5" draw:layer="layout" svg:width="4.99cm" svg:height="2.679cm" svg:x="11cm" svg:y="13.95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5" draw:layer="layout" svg:width="4.99cm" svg:height="0.704cm" svg:x="11.002cm" svg:y="13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4.99cm" svg:height="0.704cm" svg:x="11.002cm" svg:y="16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4" draw:text-style-name="P7" draw:layer="layout" svg:width="16.618cm" svg:height="7.779cm" svg:x="1.13cm" svg:y="10.097cm">
          <text:p/>
          <draw:enhanced-geometry svg:viewBox="0 0 21600 21600" draw:type="rectangle" draw:enhanced-path="M 0 0 L 21600 0 21600 21600 0 21600 0 0 Z N"/>
        </draw:custom-shape>
        <draw:frame draw:style-name="gr5" draw:text-style-name="P19" draw:layer="layout" svg:width="2.229cm" svg:height="0.962cm" svg:x="0.153cm" svg:y="11.924cm">
          <draw:text-box>
            <text:p><text:span text:style-name="T7">HDFS</text:span></text:p>
          </draw:text-box>
        </draw:frame>
        <draw:custom-shape draw:style-name="gr35" draw:text-style-name="P7" draw:layer="layout" svg:width="6.481cm" svg:height="12.927cm" svg:x="2.334cm" svg:y="4.6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3.644cm" svg:height="2.378cm" svg:x="3.702cm" svg:y="5.237cm">
          <text:p text:style-name="P20"><text:span text:style-name="T7">Map</text:span></text:p>
          <draw:enhanced-geometry svg:viewBox="0 0 21600 21600" draw:type="rectangle" draw:enhanced-path="M 0 0 L 21600 0 21600 21600 0 21600 0 0 Z N"/>
        </draw:custom-shape>
        <draw:line draw:style-name="gr37" draw:text-style-name="P10" draw:layer="layout" svg:x1="4.411cm" svg:y1="14.661cm" svg:x2="4.411cm" svg:y2="12.886cm">
          <text:p/>
        </draw:line>
        <draw:custom-shape draw:style-name="gr38" draw:text-style-name="P7" draw:layer="layout" svg:width="6.518cm" svg:height="12.927cm" svg:x="10.234cm" svg:y="4.6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5.532cm" svg:height="12.927cm" svg:x="18.334cm" svg:y="4.681cm">
          <text:p/>
          <draw:enhanced-geometry svg:viewBox="0 0 21600 21600" draw:type="rectangle" draw:enhanced-path="M 0 0 L 21600 0 21600 21600 0 21600 0 0 Z N"/>
        </draw:custom-shape>
        <draw:frame draw:style-name="gr40" draw:text-style-name="P19" draw:layer="layout" svg:width="3.415cm" svg:height="0.962cm" svg:x="3.964cm" svg:y="3.788cm">
          <draw:text-box>
            <text:p><text:span text:style-name="T7">node1</text:span></text:p>
          </draw:text-box>
        </draw:frame>
        <draw:frame draw:style-name="gr41" draw:text-style-name="P19" draw:layer="layout" svg:width="3.434cm" svg:height="0.962cm" svg:x="11.875cm" svg:y="3.788cm">
          <draw:text-box>
            <text:p><text:span text:style-name="T7">node2</text:span></text:p>
          </draw:text-box>
        </draw:frame>
        <draw:frame draw:style-name="gr42" draw:text-style-name="P19" draw:layer="layout" svg:width="3.558cm" svg:height="0.962cm" svg:x="19.267cm" svg:y="3.788cm">
          <draw:text-box>
            <text:p><text:span text:style-name="T7">node-initial</text:span></text:p>
          </draw:text-box>
        </draw:frame>
        <draw:custom-shape draw:style-name="gr43" draw:text-style-name="P21" draw:layer="layout" svg:width="3.664cm" svg:height="2.378cm" svg:x="11.762cm" svg:y="5.262cm">
          <text:p text:style-name="P20"><text:span text:style-name="T7">Map</text:span></text:p>
          <draw:enhanced-geometry svg:viewBox="0 0 21600 21600" draw:type="rectangle" draw:enhanced-path="M 0 0 L 21600 0 21600 21600 0 21600 0 0 Z N"/>
        </draw:custom-shape>
        <draw:line draw:style-name="gr44" draw:text-style-name="P10" draw:layer="layout" svg:x1="6.679cm" svg:y1="14.711cm" svg:x2="6.642cm" svg:y2="7.615cm">
          <text:p/>
        </draw:line>
        <draw:custom-shape draw:style-name="gr45" draw:text-style-name="P22" draw:layer="layout" svg:width="2.349cm" svg:height="2.378cm" svg:x="19.937cm" svg:y="9.922cm">
          <text:p text:style-name="P20"><text:span text:style-name="T7">Hdfs</text:span></text:p>
          <text:p text:style-name="P20"><text:span text:style-name="T7">Client</text:span></text:p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2.258cm" svg:height="1.402cm" svg:x="20.008cm" svg:y="12.865cm">
          <text:p text:style-name="P20"><text:span text:style-name="T7">format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2.508cm" svg:height="2.373cm" svg:x="2.962cm" svg:y="10.513cm">
          <text:p text:style-name="P20"><text:span text:style-name="T7">Hdfs</text:span></text:p>
          <text:p text:style-name="P20"><text:span text:style-name="T7">Server</text:span></text:p>
          <draw:enhanced-geometry svg:viewBox="0 0 21600 21600" draw:type="rectangle" draw:enhanced-path="M 0 0 L 21600 0 21600 21600 0 21600 0 0 Z N"/>
        </draw:custom-shape>
        <draw:line draw:style-name="gr25" draw:text-style-name="P10" draw:layer="layout" svg:x1="19.908cm" svg:y1="11.42cm" svg:x2="13.37cm" svg:y2="11.366cm">
          <text:p/>
        </draw:line>
        <draw:line draw:style-name="gr44" draw:text-style-name="P10" draw:layer="layout" svg:x1="14.679cm" svg:y1="14.711cm" svg:x2="14.633cm" svg:y2="7.64cm">
          <text:p/>
        </draw:line>
        <draw:line draw:style-name="gr37" draw:text-style-name="P10" draw:layer="layout" svg:x1="12.211cm" svg:y1="14.662cm" svg:x2="12.211cm" svg:y2="12.887cm">
          <text:p/>
        </draw:line>
        <draw:custom-shape draw:style-name="gr47" draw:text-style-name="P22" draw:layer="layout" svg:width="2.508cm" svg:height="2.373cm" svg:x="10.862cm" svg:y="10.513cm">
          <text:p text:style-name="P20"><text:span text:style-name="T7">Hdfs</text:span></text:p>
          <text:p text:style-name="P20"><text:span text:style-name="T7">Server</text:span></text:p>
          <draw:enhanced-geometry svg:viewBox="0 0 21600 21600" draw:type="rectangle" draw:enhanced-path="M 0 0 L 21600 0 21600 21600 0 21600 0 0 Z N"/>
        </draw:custom-shape>
        <draw:line draw:style-name="gr25" draw:text-style-name="P10" draw:layer="layout" svg:x1="19.91cm" svg:y1="10.933cm" svg:x2="5.471cm" svg:y2="10.794cm">
          <text:p/>
        </draw:line>
        <draw:custom-shape draw:style-name="gr48" draw:text-style-name="P23" draw:layer="layout" svg:width="2.258cm" svg:height="0.89cm" svg:x="5.626cm" svg:y="8.763cm">
          <text:p text:style-name="P20"><text:span text:style-name="T7">format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2.258cm" svg:height="0.89cm" svg:x="13.526cm" svg:y="8.763cm">
          <text:p text:style-name="P20"><text:span text:style-name="T7">format</text:span></text:p>
          <draw:enhanced-geometry svg:viewBox="0 0 21600 21600" draw:type="rectangle" draw:enhanced-path="M 0 0 L 21600 0 21600 21600 0 21600 0 0 Z N"/>
        </draw:custom-shape>
        <draw:g>
          <draw:custom-shape draw:style-name="gr49" draw:text-style-name="P5" draw:layer="layout" svg:width="2.689cm" svg:height="1.709cm" svg:x="19.932cm" svg:y="15.21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5" draw:layer="layout" svg:width="2.689cm" svg:height="0.449cm" svg:x="19.933cm" svg:y="15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5" draw:layer="layout" svg:width="2.689cm" svg:height="0.449cm" svg:x="19.933cm" svg:y="16.6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1" draw:text-style-name="P10" draw:layer="layout" svg:x1="21.161cm" svg:y1="16.095cm" svg:x2="21.161cm" svg:y2="12.015cm">
          <text:p/>
        </draw:lin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0.32cm" svg:height="1.785cm" svg:x="3.5cm" svg:y="1.215cm" presentation:class="title">
          <draw:text-box>
            <text:p>HDFS</text:p>
          </draw:text-box>
        </draw:frame>
        <draw:frame draw:style-name="gr52" draw:text-style-name="P12" draw:layer="layout" svg:width="19.457cm" svg:height="6.163cm" svg:x="3.117cm" svg:y="5.692cm">
          <draw:text-box>
            <text:p><text:span text:style-name="T4">public class HdfsClient {</text:span></text:p>
            <text:p><text:span text:style-name="T4"><text:tab/></text:span><text:span text:style-name="T4">public static void HdfsDelete(String fname) {…}</text:span></text:p>
            <text:p><text:span text:style-name="T4"><text:tab/></text:span><text:span text:style-name="T4">public static void HdfsWrite(int fmt, String fname) {…}</text:span></text:p>
            <text:p><text:span text:style-name="T4"><text:tab/></text:span><text:span text:style-name="T4">public static void HdfsRead(String fname) {…}</text:span></text:p>
            <text:p><text:span text:style-name="T4"><text:tab/></text:span><text:span text:style-name="T4">public static void main(String[] args) {</text:span></text:p>
            <text:p><text:span text:style-name="T4"><text:tab/></text:span><text:span text:style-name="T4"><text:tab/></text:span><text:span text:style-name="T4">// java HdfsClient &lt;read|write&gt; &lt;txt|kv&gt; &lt;file&gt;</text:span></text:p>
            <text:p><text:span text:style-name="T4"><text:tab/></text:span><text:span text:style-name="T4">}</text:span></text:p>
            <text:p><text:span text:style-name="T4">}</text:span></text:p>
          </draw:text-box>
        </draw:frame>
        <draw:frame presentation:style-name="pr6" draw:text-style-name="P4" draw:layer="layout" svg:width="19.897cm" svg:height="1.614cm" svg:x="3.604cm" svg:y="4.267cm" presentation:class="outline" presentation:user-transformed="true">
          <draw:text-box>
            <text:list text:style-name="L3">
              <text:list-item>
                <text:p>Utilisation externe (depuis un shell)</text:p>
              </text:list-item>
            </text:list>
          </draw:text-box>
        </draw:frame>
        <draw:frame presentation:style-name="pr9" draw:text-style-name="P4" draw:layer="layout" svg:width="19.897cm" svg:height="6.506cm" svg:x="3.605cm" svg:y="11.267cm" presentation:class="outline" presentation:user-transformed="true">
          <draw:text-box>
            <text:list text:style-name="L3">
              <text:list-item>
                <text:p>Utilisation interne</text:p>
                <text:list>
                  <text:list-item>
                    <text:p>À distance depuis HdfsClient</text:p>
                    <text:list>
                      <text:list-item>
                        <text:p>Utilisation d’un daemon appelé HdfsServer</text:p>
                      </text:list-item>
                    </text:list>
                  </text:list-item>
                  <text:list-item>
                    <text:p>Localement depuis les map</text:p>
                    <text:list>
                      <text:list-item>
                        <text:p>Lecture/écriture directe sur le FS local</text:p>
                      </text:list-item>
                    </text:list>
                  </text:list-item>
                  <text:list-item>
                    <text:p text:style-name="P16"><text:span text:style-name="T8">Stockage des meta-données dans un fichier sur le </text:span><text:span text:style-name="T7">node-initial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4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0.32cm" svg:height="1.785cm" svg:x="3.5cm" svg:y="1.215cm" presentation:class="title">
          <draw:text-box>
            <text:p>Hidoop</text:p>
          </draw:text-box>
        </draw:frame>
        <draw:frame presentation:style-name="pr10" draw:text-style-name="P4" draw:layer="layout" svg:width="19.897cm" svg:height="1.245cm" svg:x="3.603cm" svg:y="4.951cm" presentation:class="outline" presentation:user-transformed="true">
          <draw:text-box>
            <text:list text:style-name="L3">
              <text:list-item>
                <text:p>Lancement d'un Job</text:p>
              </text:list-item>
            </text:list>
          </draw:text-box>
        </draw:frame>
        <draw:frame presentation:style-name="pr10" draw:text-style-name="P4" draw:layer="layout" svg:width="19.897cm" svg:height="1.245cm" svg:x="3.604cm" svg:y="10.652cm" presentation:class="outline" presentation:user-transformed="true">
          <draw:text-box>
            <text:list text:style-name="L3">
              <text:list-item>
                <text:p>Interface d'un démon appelé Daemon</text:p>
              </text:list-item>
            </text:list>
          </draw:text-box>
        </draw:frame>
        <draw:frame draw:style-name="gr53" draw:text-style-name="P12" draw:layer="layout" svg:width="20.46cm" svg:height="4.215cm" svg:x="4.391cm" svg:y="6.196cm">
          <draw:text-box>
            <text:p><text:span text:style-name="T4">public class JobLauncher {</text:span></text:p>
            <text:p><text:span text:style-name="T4"/></text:p>
            <text:p><text:span text:style-name="T4"><text:tab/></text:span><text:span text:style-name="T4">public static void startJob (MapReduce mr, int format, String fname) {</text:span></text:p>
            <text:p><text:span text:style-name="T4"><text:tab/></text:span><text:span text:style-name="T4">…</text:span></text:p>
            <text:p><text:span text:style-name="T4"><text:tab/></text:span><text:span text:style-name="T4">}</text:span></text:p>
            <text:p><text:span text:style-name="T4">}</text:span></text:p>
          </draw:text-box>
        </draw:frame>
        <draw:frame draw:style-name="gr53" draw:text-style-name="P12" draw:layer="layout" svg:width="20.862cm" svg:height="4.215cm" svg:x="4.19cm" svg:y="12.097cm">
          <draw:text-box>
            <text:p><text:span text:style-name="T4">public interface Daemon extends Remote {</text:span></text:p>
            <text:p><text:span text:style-name="T4"><text:tab/></text:span><text:span text:style-name="T4">public void runMap (Map m, Format reader, Format writer, CallBack cb) </text:span></text:p>
            <text:p><text:span text:style-name="T4"><text:tab/></text:span><text:span text:style-name="T4"><text:tab/></text:span><text:span text:style-name="T4"><text:tab/></text:span><text:span text:style-name="T4">throws RemoteException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4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0.32cm" svg:height="1.785cm" svg:x="3.5cm" svg:y="1.215cm" presentation:class="title">
          <draw:text-box>
            <text:p>Hidoop</text:p>
          </draw:text-box>
        </draw:frame>
        <draw:g>
          <draw:custom-shape draw:style-name="gr2" draw:text-style-name="P5" draw:layer="layout" svg:width="3.282cm" svg:height="2.679cm" svg:x="2.312cm" svg:y="13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3.282cm" svg:height="0.704cm" svg:x="2.313cm" svg:y="13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3.282cm" svg:height="0.704cm" svg:x="2.313cm" svg:y="16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4" draw:layer="layout" svg:width="1.373cm" svg:height="1.306cm" svg:x="2.446cm" svg:y="14.636cm">
          <text:p text:style-name="P24"><text:span text:style-name="T9">Data</text:span></text:p>
          <text:p text:style-name="P24"><text:span text:style-name="T9">part1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5" draw:layer="layout" svg:width="3.282cm" svg:height="2.679cm" svg:x="7.713cm" svg:y="13.9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3.282cm" svg:height="0.704cm" svg:x="7.714cm" svg:y="13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3.282cm" svg:height="0.704cm" svg:x="7.714cm" svg:y="16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5" draw:layer="layout" svg:width="3.282cm" svg:height="2.679cm" svg:x="13.414cm" svg:y="13.9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3.282cm" svg:height="0.704cm" svg:x="13.415cm" svg:y="13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3.282cm" svg:height="0.704cm" svg:x="13.415cm" svg:y="16.2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4" draw:text-style-name="P7" draw:layer="layout" svg:width="16.618cm" svg:height="4.99cm" svg:x="1.105cm" svg:y="12.861cm">
          <text:p/>
          <draw:enhanced-geometry svg:viewBox="0 0 21600 21600" draw:type="rectangle" draw:enhanced-path="M 0 0 L 21600 0 21600 21600 0 21600 0 0 Z N"/>
        </draw:custom-shape>
        <draw:frame draw:style-name="gr5" draw:text-style-name="P19" draw:layer="layout" svg:width="2.229cm" svg:height="0.962cm" svg:x="0.128cm" svg:y="11.899cm">
          <draw:text-box>
            <text:p><text:span text:style-name="T7">HDFS</text:span></text:p>
          </draw:text-box>
        </draw:frame>
        <draw:custom-shape draw:style-name="gr6" draw:text-style-name="P7" draw:layer="layout" svg:width="4.287cm" svg:height="12.927cm" svg:x="1.809cm" svg:y="4.6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2.41cm" svg:height="2.378cm" svg:x="2.714cm" svg:y="9.012cm">
          <text:p text:style-name="P20"><text:span text:style-name="T7">Map</text:span></text:p>
          <draw:enhanced-geometry svg:viewBox="0 0 21600 21600" draw:type="rectangle" draw:enhanced-path="M 0 0 L 21600 0 21600 21600 0 21600 0 0 Z N"/>
        </draw:custom-shape>
        <draw:line draw:style-name="gr55" draw:text-style-name="P10" draw:layer="layout" svg:x1="3.183cm" svg:y1="14.636cm" svg:x2="3.183cm" svg:y2="11.39cm">
          <text:p/>
        </draw:line>
        <draw:custom-shape draw:style-name="gr6" draw:text-style-name="P7" draw:layer="layout" svg:width="4.287cm" svg:height="12.927cm" svg:x="7.209cm" svg:y="4.6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287cm" svg:height="12.927cm" svg:x="12.909cm" svg:y="4.6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287cm" svg:height="12.927cm" svg:x="18.309cm" svg:y="4.656cm">
          <text:p/>
          <draw:enhanced-geometry svg:viewBox="0 0 21600 21600" draw:type="rectangle" draw:enhanced-path="M 0 0 L 21600 0 21600 21600 0 21600 0 0 Z N"/>
        </draw:custom-shape>
        <draw:frame draw:style-name="gr9" draw:text-style-name="P19" draw:layer="layout" svg:width="2.259cm" svg:height="0.962cm" svg:x="2.887cm" svg:y="3.763cm">
          <draw:text-box>
            <text:p><text:span text:style-name="T7">node1</text:span></text:p>
          </draw:text-box>
        </draw:frame>
        <draw:frame draw:style-name="gr9" draw:text-style-name="P19" draw:layer="layout" svg:width="2.259cm" svg:height="0.962cm" svg:x="8.288cm" svg:y="3.763cm">
          <draw:text-box>
            <text:p><text:span text:style-name="T7">node2</text:span></text:p>
          </draw:text-box>
        </draw:frame>
        <draw:frame draw:style-name="gr9" draw:text-style-name="P19" draw:layer="layout" svg:width="2.259cm" svg:height="0.962cm" svg:x="13.989cm" svg:y="3.763cm">
          <draw:text-box>
            <text:p><text:span text:style-name="T7">node3</text:span></text:p>
          </draw:text-box>
        </draw:frame>
        <draw:frame draw:style-name="gr42" draw:text-style-name="P19" draw:layer="layout" svg:width="3.558cm" svg:height="0.962cm" svg:x="18.742cm" svg:y="3.763cm">
          <draw:text-box>
            <text:p><text:span text:style-name="T7">node-initial</text:span></text:p>
          </draw:text-box>
        </draw:frame>
        <draw:custom-shape draw:style-name="gr56" draw:text-style-name="P25" draw:layer="layout" svg:width="2.771cm" svg:height="1.385cm" svg:x="19.233cm" svg:y="5.897cm">
          <text:p text:style-name="P20"><text:span text:style-name="T7">startJob</text:span></text:p>
          <draw:enhanced-geometry svg:viewBox="0 0 21600 21600" draw:type="rectangle" draw:enhanced-path="M 0 0 L 21600 0 21600 21600 0 21600 0 0 Z N"/>
        </draw:custom-shape>
        <draw:line draw:style-name="gr57" draw:text-style-name="P10" draw:layer="layout" svg:x1="5.419cm" svg:y1="15.056cm" svg:x2="18.946cm" svg:y2="14.87cm">
          <text:p/>
        </draw:line>
        <draw:line draw:style-name="gr57" draw:text-style-name="P10" draw:layer="layout" svg:x1="10.819cm" svg:y1="15.367cm" svg:x2="18.946cm" svg:y2="15.367cm">
          <text:p/>
        </draw:line>
        <draw:line draw:style-name="gr57" draw:text-style-name="P10" draw:layer="layout" svg:x1="16.519cm" svg:y1="15.808cm" svg:x2="18.946cm" svg:y2="15.774cm">
          <text:p/>
        </draw:line>
        <draw:custom-shape draw:style-name="gr10" draw:text-style-name="P26" draw:layer="layout" svg:width="2.41cm" svg:height="2.378cm" svg:x="19.233cm" svg:y="9.103cm">
          <text:p text:style-name="P20"><text:span text:style-name="T7">Reduce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2.41cm" svg:height="2.378cm" svg:x="8.214cm" svg:y="9.037cm">
          <text:p text:style-name="P20"><text:span text:style-name="T7">Map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2.41cm" svg:height="2.378cm" svg:x="13.914cm" svg:y="9.062cm">
          <text:p text:style-name="P20"><text:span text:style-name="T7">Map</text:span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2.771cm" svg:height="1.385cm" svg:x="2.633cm" svg:y="5.897cm">
          <text:p text:style-name="P20"><text:span text:style-name="T7">runMap</text:span></text:p>
          <draw:enhanced-geometry svg:viewBox="0 0 21600 21600" draw:type="rectangle" draw:enhanced-path="M 0 0 L 21600 0 21600 21600 0 21600 0 0 Z N"/>
        </draw:custom-shape>
        <draw:line draw:style-name="gr58" draw:text-style-name="P10" draw:layer="layout" svg:x1="19.3cm" svg:y1="6.198cm" svg:x2="16.5cm" svg:y2="6.198cm">
          <text:p/>
        </draw:line>
        <draw:line draw:style-name="gr58" draw:text-style-name="P10" draw:layer="layout" svg:x1="19.326cm" svg:y1="6.598cm" svg:x2="10.804cm" svg:y2="6.498cm">
          <text:p/>
        </draw:line>
        <draw:line draw:style-name="gr58" draw:text-style-name="P10" draw:layer="layout" svg:x1="19.351cm" svg:y1="6.956cm" svg:x2="5.404cm" svg:y2="6.799cm">
          <text:p/>
        </draw:line>
        <draw:custom-shape draw:style-name="gr56" draw:text-style-name="P25" draw:layer="layout" svg:width="2.771cm" svg:height="1.385cm" svg:x="8.033cm" svg:y="5.897cm">
          <text:p text:style-name="P20"><text:span text:style-name="T7">runMap</text:span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2.771cm" svg:height="1.385cm" svg:x="13.733cm" svg:y="5.897cm">
          <text:p text:style-name="P20"><text:span text:style-name="T7">runMap</text:span></text:p>
          <draw:enhanced-geometry svg:viewBox="0 0 21600 21600" draw:type="rectangle" draw:enhanced-path="M 0 0 L 21600 0 21600 21600 0 21600 0 0 Z N"/>
        </draw:custom-shape>
        <draw:line draw:style-name="gr58" draw:text-style-name="P10" draw:layer="layout" svg:x1="15.138cm" svg:y1="7.282cm" svg:x2="15.172cm" svg:y2="9.062cm">
          <text:p/>
        </draw:line>
        <draw:line draw:style-name="gr58" draw:text-style-name="P10" draw:layer="layout" svg:x1="9.244cm" svg:y1="7.257cm" svg:x2="9.278cm" svg:y2="9.037cm">
          <text:p/>
        </draw:line>
        <draw:line draw:style-name="gr58" draw:text-style-name="P10" draw:layer="layout" svg:x1="3.85cm" svg:y1="7.232cm" svg:x2="3.884cm" svg:y2="9.012cm">
          <text:p/>
        </draw:line>
        <draw:line draw:style-name="gr59" draw:text-style-name="P10" draw:layer="layout" svg:x1="5.124cm" svg:y1="9.012cm" svg:x2="19.459cm" svg:y2="7.282cm">
          <text:p/>
        </draw:line>
        <draw:line draw:style-name="gr59" draw:text-style-name="P10" draw:layer="layout" svg:x1="10.624cm" svg:y1="9.037cm" svg:x2="19.435cm" svg:y2="7.259cm">
          <text:p/>
        </draw:line>
        <draw:line draw:style-name="gr59" draw:text-style-name="P10" draw:layer="layout" svg:x1="16.324cm" svg:y1="9.062cm" svg:x2="19.411cm" svg:y2="7.255cm">
          <text:p/>
        </draw:line>
        <draw:line draw:style-name="gr58" draw:text-style-name="P10" draw:layer="layout" svg:x1="20.469cm" svg:y1="7.323cm" svg:x2="20.503cm" svg:y2="9.103cm">
          <text:p/>
        </draw:line>
        <draw:custom-shape draw:style-name="gr10" draw:text-style-name="P27" draw:layer="layout" svg:width="1.373cm" svg:height="1.306cm" svg:x="4.046cm" svg:y="14.636cm">
          <text:p text:style-name="P24"><text:span text:style-name="T9">tmp</text:span></text:p>
          <text:p text:style-name="P24"><text:span text:style-name="T9">part1</text:span></text:p>
          <draw:enhanced-geometry svg:viewBox="0 0 21600 21600" draw:type="rectangle" draw:enhanced-path="M 0 0 L 21600 0 21600 21600 0 21600 0 0 Z N"/>
        </draw:custom-shape>
        <draw:custom-shape draw:style-name="gr3" draw:text-style-name="P24" draw:layer="layout" svg:width="1.373cm" svg:height="1.306cm" svg:x="7.846cm" svg:y="14.636cm">
          <text:p text:style-name="P24"><text:span text:style-name="T9">Data</text:span></text:p>
          <text:p text:style-name="P24"><text:span text:style-name="T9">part2</text:span>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1.373cm" svg:height="1.306cm" svg:x="9.446cm" svg:y="14.636cm">
          <text:p text:style-name="P24"><text:span text:style-name="T9">tmp</text:span></text:p>
          <text:p text:style-name="P24"><text:span text:style-name="T9">part2</text:span></text:p>
          <draw:enhanced-geometry svg:viewBox="0 0 21600 21600" draw:type="rectangle" draw:enhanced-path="M 0 0 L 21600 0 21600 21600 0 21600 0 0 Z N"/>
        </draw:custom-shape>
        <draw:custom-shape draw:style-name="gr3" draw:text-style-name="P24" draw:layer="layout" svg:width="1.373cm" svg:height="1.306cm" svg:x="13.546cm" svg:y="14.636cm">
          <text:p text:style-name="P24"><text:span text:style-name="T9">Data</text:span></text:p>
          <text:p text:style-name="P24"><text:span text:style-name="T9">part3</text:span>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1.373cm" svg:height="1.306cm" svg:x="15.146cm" svg:y="14.636cm">
          <text:p text:style-name="P24"><text:span text:style-name="T9">tmp</text:span></text:p>
          <text:p text:style-name="P24"><text:span text:style-name="T9">part3</text:span></text:p>
          <draw:enhanced-geometry svg:viewBox="0 0 21600 21600" draw:type="rectangle" draw:enhanced-path="M 0 0 L 21600 0 21600 21600 0 21600 0 0 Z N"/>
        </draw:custom-shape>
        <draw:line draw:style-name="gr55" draw:text-style-name="P10" draw:layer="layout" svg:x1="8.583cm" svg:y1="14.661cm" svg:x2="8.583cm" svg:y2="11.415cm">
          <text:p/>
        </draw:line>
        <draw:line draw:style-name="gr55" draw:text-style-name="P10" draw:layer="layout" svg:x1="14.283cm" svg:y1="14.686cm" svg:x2="14.283cm" svg:y2="11.44cm">
          <text:p/>
        </draw:line>
        <draw:line draw:style-name="gr60" draw:text-style-name="P10" draw:layer="layout" svg:x1="4.683cm" svg:y1="14.686cm" svg:x2="4.683cm" svg:y2="11.44cm">
          <text:p/>
        </draw:line>
        <draw:line draw:style-name="gr60" draw:text-style-name="P10" draw:layer="layout" svg:x1="10.083cm" svg:y1="14.661cm" svg:x2="10.083cm" svg:y2="11.415cm">
          <text:p/>
        </draw:line>
        <draw:line draw:style-name="gr60" draw:text-style-name="P10" draw:layer="layout" svg:x1="15.683cm" svg:y1="14.636cm" svg:x2="15.683cm" svg:y2="11.39cm">
          <text:p/>
        </draw:line>
        <draw:custom-shape draw:style-name="gr10" draw:text-style-name="P27" draw:layer="layout" svg:width="1.283cm" svg:height="1.842cm" svg:x="18.946cm" svg:y="14.468cm">
          <text:p text:style-name="P24"><text:span text:style-name="T9">tmp</text:span></text:p>
          <draw:enhanced-geometry svg:viewBox="0 0 21600 21600" draw:type="rectangle" draw:enhanced-path="M 0 0 L 21600 0 21600 21600 0 21600 0 0 Z N"/>
        </draw:custom-shape>
        <draw:line draw:style-name="gr60" draw:text-style-name="P10" draw:layer="layout" svg:x1="19.593cm" svg:y1="11.481cm" svg:x2="19.602cm" svg:y2="14.468cm">
          <text:p/>
        </draw:line>
        <draw:line draw:style-name="gr51" draw:text-style-name="P10" draw:layer="layout" svg:x1="20.891cm" svg:y1="11.507cm" svg:x2="20.9cm" svg:y2="14.494cm">
          <text:p/>
        </draw:line>
        <draw:custom-shape draw:style-name="gr10" draw:text-style-name="P27" draw:layer="layout" svg:width="1.283cm" svg:height="1.842cm" svg:x="20.546cm" svg:y="14.468cm">
          <text:p text:style-name="P24"><text:span text:style-name="T9">Res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draw:layer="layout" svg:width="1.139cm" svg:height="0.804cm" svg:x="17.196cm" svg:y="5.124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8" draw:layer="layout" svg:width="1.139cm" svg:height="0.804cm" svg:x="3.364cm" svg:y="11.723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8" draw:layer="layout" svg:width="1.139cm" svg:height="0.804cm" svg:x="11.77cm" svg:y="8.04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8" draw:layer="layout" svg:width="1.139cm" svg:height="0.804cm" svg:x="20.87cm" svg:y="7.941cm">
          <text:p text:style-name="P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8" draw:layer="layout" svg:width="1.139cm" svg:height="0.804cm" svg:x="16.906cm" svg:y="15.976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8" draw:layer="layout" svg:width="1.139cm" svg:height="0.804cm" svg:x="19.761cm" svg:y="12.36cm">
          <text:p text:style-name="P6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8" draw:layer="layout" svg:width="1.383cm" svg:height="0.962cm" svg:x="18.863cm" svg:y="7.282cm">
          <draw:text-box>
            <text:p>CB</text:p>
          </draw:text-box>
        </draw:frame>
        <draw:frame draw:style-name="gr63" draw:text-style-name="P29" draw:layer="layout" svg:width="2.53cm" svg:height="0.863cm" svg:x="2.956cm" svg:y="5.034cm">
          <draw:text-box>
            <text:p><text:span text:style-name="T9">Daemon</text:span></text:p>
          </draw:text-box>
        </draw:frame>
        <draw:frame draw:style-name="gr64" draw:text-style-name="P29" draw:layer="layout" svg:width="2.782cm" svg:height="1.361cm" svg:x="8.457cm" svg:y="5.035cm">
          <draw:text-box>
            <text:p><text:span text:style-name="T9">Daemon</text:span></text:p>
          </draw:text-box>
        </draw:frame>
        <draw:frame draw:style-name="gr64" draw:text-style-name="P29" draw:layer="layout" svg:width="2.618cm" svg:height="1.361cm" svg:x="14.058cm" svg:y="5.036cm">
          <draw:text-box>
            <text:p><text:span text:style-name="T9">Daemon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0.32cm" svg:height="1.785cm" svg:x="3.5cm" svg:y="1.215cm" presentation:class="title" presentation:placeholder="true">
          <draw:text-box/>
        </draw:frame>
        <draw:frame presentation:style-name="pr11" draw:text-style-name="P4" draw:layer="layout" svg:width="19.897cm" svg:height="11.435cm" svg:x="3.603cm" svg:y="4.951cm" presentation:class="outline" presentation:user-transformed="true">
          <draw:text-box>
            <text:list text:style-name="L3">
              <text:list-item>
                <text:p>startJob lance les Map en appelant runMap sur les Daemon (en leur donnant un reader, writer, callback) </text:p>
              </text:list-item>
              <text:list-item>
                <text:p>Les Map calculent en lisant localement un fragment et génèrent un fragment de résultat (fragment de tmp)</text:p>
              </text:list-item>
              <text:list-item>
                <text:p>Les Map appellent le CallBack pour dire qu'ils ont fini</text:p>
              </text:list-item>
              <text:list-item>
                <text:p>startJob lance le Reduce</text:p>
              </text:list-item>
              <text:list-item>
                <text:p>Le Reduce copie dans son FS local le fichier tmp résultat des Map (composé de fragments), grâce à HdfsClient qui contacte les HdfsServer</text:p>
              </text:list-item>
              <text:list-item>
                <text:p>Le Reduce calcule en lisant localement dans tmp et génère le fichier résultat final </text:p>
              </text:list-item>
            </text:list>
          </draw:text-box>
        </draw:frame>
        <draw:custom-shape draw:style-name="gr61" draw:text-style-name="P28" draw:layer="layout" svg:width="1.139cm" svg:height="0.804cm" svg:x="2.158cm" svg:y="4.924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8" draw:layer="layout" svg:width="1.139cm" svg:height="0.804cm" svg:x="2.158cm" svg:y="6.93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8" draw:layer="layout" svg:width="1.139cm" svg:height="0.804cm" svg:x="2.158cm" svg:y="9.213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8" draw:layer="layout" svg:width="1.139cm" svg:height="0.804cm" svg:x="2.215cm" svg:y="10.321cm">
          <text:p text:style-name="P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8" draw:layer="layout" svg:width="1.139cm" svg:height="0.804cm" svg:x="2.169cm" svg:y="11.354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8" draw:layer="layout" svg:width="1.139cm" svg:height="0.804cm" svg:x="2.169cm" svg:y="14.47cm">
          <text:p text:style-name="P6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4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0.32cm" svg:height="1.785cm" svg:x="3.5cm" svg:y="1.215cm" presentation:class="title">
          <draw:text-box>
            <text:p>Modèle de programmation</text:p>
          </draw:text-box>
        </draw:frame>
        <draw:frame presentation:style-name="pr12" draw:text-style-name="P4" draw:layer="layout" svg:width="19.897cm" svg:height="2.451cm" svg:x="3.335cm" svg:y="12.52cm" presentation:class="outline" presentation:user-transformed="true">
          <draw:text-box>
            <text:list text:style-name="L3">
              <text:list-item>
                <text:p>Les lectures/écritures se font toujours sur des fichiers ou fragments locaux</text:p>
              </text:list-item>
            </text:list>
          </draw:text-box>
        </draw:frame>
        <draw:frame draw:style-name="gr65" draw:text-style-name="P12" draw:layer="layout" svg:width="20.862cm" svg:height="5.966cm" svg:x="3.888cm" svg:y="5.4cm">
          <draw:text-box>
            <text:p><text:span text:style-name="T4">public interface Map extends Serializable {</text:span></text:p>
            <text:p><text:span text:style-name="T4"><text:tab/></text:span><text:span text:style-name="T4">public void map(FormatReader reader, FormatWriter writer);</text:span></text:p>
            <text:p><text:span text:style-name="T4">}</text:span></text:p>
            <text:p><text:span text:style-name="T4">public interface Reduce extends Serializable {</text:span></text:p>
            <text:p><text:span text:style-name="T4"><text:tab/></text:span><text:span text:style-name="T4">public void reduce(FormatReader reader, FormatWriter writer);</text:span></text:p>
            <text:p><text:span text:style-name="T4">}</text:span></text:p>
            <text:p><text:span text:style-name="T4">public interface MapReduce extends Map, Reduce {</text:span></text:p>
            <text:p><text:span text:style-name="T4">}</text:span></text:p>
            <text:p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4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13" draw:text-style-name="P4" draw:layer="layout" svg:width="20.32cm" svg:height="1.785cm" svg:x="3.5cm" svg:y="1.215cm" presentation:class="title">
          <draw:text-box>
            <text:p>Avec de la compression</text:p>
          </draw:text-box>
        </draw:frame>
        <draw:g>
          <draw:custom-shape draw:style-name="gr30" draw:text-style-name="P5" draw:layer="layout" svg:width="4.962cm" svg:height="2.679cm" svg:x="3.094cm" svg:y="13.95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5" draw:layer="layout" svg:width="4.962cm" svg:height="0.704cm" svg:x="3.096cm" svg:y="13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5" draw:layer="layout" svg:width="4.962cm" svg:height="0.704cm" svg:x="3.096cm" svg:y="16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5" draw:layer="layout" svg:width="4.99cm" svg:height="2.679cm" svg:x="11cm" svg:y="13.95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5" draw:layer="layout" svg:width="4.99cm" svg:height="0.704cm" svg:x="11.002cm" svg:y="13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4.99cm" svg:height="0.704cm" svg:x="11.002cm" svg:y="16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4" draw:text-style-name="P7" draw:layer="layout" svg:width="16.618cm" svg:height="7.779cm" svg:x="1.13cm" svg:y="10.097cm">
          <text:p/>
          <draw:enhanced-geometry svg:viewBox="0 0 21600 21600" draw:type="rectangle" draw:enhanced-path="M 0 0 L 21600 0 21600 21600 0 21600 0 0 Z N"/>
        </draw:custom-shape>
        <draw:frame draw:style-name="gr5" draw:text-style-name="P19" draw:layer="layout" svg:width="2.229cm" svg:height="0.962cm" svg:x="0.153cm" svg:y="11.924cm">
          <draw:text-box>
            <text:p><text:span text:style-name="T7">HDFS</text:span></text:p>
          </draw:text-box>
        </draw:frame>
        <draw:custom-shape draw:style-name="gr35" draw:text-style-name="P7" draw:layer="layout" svg:width="6.481cm" svg:height="12.927cm" svg:x="2.334cm" svg:y="4.6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3.644cm" svg:height="2.378cm" svg:x="3.702cm" svg:y="5.237cm">
          <text:p text:style-name="P20"><text:span text:style-name="T7">Map</text:span></text:p>
          <draw:enhanced-geometry svg:viewBox="0 0 21600 21600" draw:type="rectangle" draw:enhanced-path="M 0 0 L 21600 0 21600 21600 0 21600 0 0 Z N"/>
        </draw:custom-shape>
        <draw:line draw:style-name="gr66" draw:text-style-name="P10" draw:layer="layout" svg:x1="12.664cm" svg:y1="14.661cm" svg:x2="12.664cm" svg:y2="12.886cm">
          <text:p/>
        </draw:line>
        <draw:custom-shape draw:style-name="gr38" draw:text-style-name="P7" draw:layer="layout" svg:width="6.518cm" svg:height="12.927cm" svg:x="10.234cm" svg:y="4.68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5.532cm" svg:height="8.384cm" svg:x="18.334cm" svg:y="9.224cm">
          <text:p/>
          <draw:enhanced-geometry svg:viewBox="0 0 21600 21600" draw:type="rectangle" draw:enhanced-path="M 0 0 L 21600 0 21600 21600 0 21600 0 0 Z N"/>
        </draw:custom-shape>
        <draw:frame draw:style-name="gr40" draw:text-style-name="P19" draw:layer="layout" svg:width="3.415cm" svg:height="0.962cm" svg:x="3.964cm" svg:y="3.788cm">
          <draw:text-box>
            <text:p><text:span text:style-name="T7">node1</text:span></text:p>
          </draw:text-box>
        </draw:frame>
        <draw:frame draw:style-name="gr41" draw:text-style-name="P19" draw:layer="layout" svg:width="3.434cm" svg:height="0.962cm" svg:x="11.875cm" svg:y="3.788cm">
          <draw:text-box>
            <text:p><text:span text:style-name="T7">node2</text:span></text:p>
          </draw:text-box>
        </draw:frame>
        <draw:frame draw:style-name="gr42" draw:text-style-name="P19" draw:layer="layout" svg:width="3.558cm" svg:height="0.962cm" svg:x="19.291cm" svg:y="8.262cm">
          <draw:text-box>
            <text:p><text:span text:style-name="T7">node-initial</text:span></text:p>
          </draw:text-box>
        </draw:frame>
        <draw:custom-shape draw:style-name="gr43" draw:text-style-name="P21" draw:layer="layout" svg:width="3.664cm" svg:height="2.378cm" svg:x="11.762cm" svg:y="5.262cm">
          <text:p text:style-name="P20"><text:span text:style-name="T7">Map</text:span></text:p>
          <draw:enhanced-geometry svg:viewBox="0 0 21600 21600" draw:type="rectangle" draw:enhanced-path="M 0 0 L 21600 0 21600 21600 0 21600 0 0 Z N"/>
        </draw:custom-shape>
        <draw:line draw:style-name="gr51" draw:text-style-name="P10" draw:layer="layout" svg:x1="6.679cm" svg:y1="14.711cm" svg:x2="6.642cm" svg:y2="7.615cm">
          <text:p/>
        </draw:line>
        <draw:custom-shape draw:style-name="gr45" draw:text-style-name="P22" draw:layer="layout" svg:width="2.349cm" svg:height="2.378cm" svg:x="19.937cm" svg:y="9.922cm">
          <text:p text:style-name="P20"><text:span text:style-name="T7">Hdfs</text:span></text:p>
          <text:p text:style-name="P20"><text:span text:style-name="T7">Client</text:span></text:p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2.258cm" svg:height="1.402cm" svg:x="20.008cm" svg:y="12.865cm">
          <text:p text:style-name="P20"><text:span text:style-name="T7">format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2.508cm" svg:height="2.373cm" svg:x="2.962cm" svg:y="10.513cm">
          <text:p text:style-name="P20"><text:span text:style-name="T7">Hdfs</text:span></text:p>
          <text:p text:style-name="P20"><text:span text:style-name="T7">Server</text:span></text:p>
          <draw:enhanced-geometry svg:viewBox="0 0 21600 21600" draw:type="rectangle" draw:enhanced-path="M 0 0 L 21600 0 21600 21600 0 21600 0 0 Z N"/>
        </draw:custom-shape>
        <draw:line draw:style-name="gr25" draw:text-style-name="P10" draw:layer="layout" svg:x1="19.908cm" svg:y1="11.42cm" svg:x2="13.37cm" svg:y2="11.366cm">
          <text:p/>
        </draw:line>
        <draw:line draw:style-name="gr51" draw:text-style-name="P10" draw:layer="layout" svg:x1="14.679cm" svg:y1="14.711cm" svg:x2="14.633cm" svg:y2="7.64cm">
          <text:p/>
        </draw:line>
        <draw:line draw:style-name="gr68" draw:text-style-name="P10" draw:layer="layout" svg:x1="11.701cm" svg:y1="14.686cm" svg:x2="11.701cm" svg:y2="12.911cm">
          <text:p/>
        </draw:line>
        <draw:custom-shape draw:style-name="gr47" draw:text-style-name="P22" draw:layer="layout" svg:width="2.508cm" svg:height="2.373cm" svg:x="10.862cm" svg:y="10.513cm">
          <text:p text:style-name="P20"><text:span text:style-name="T7">Hdfs</text:span></text:p>
          <text:p text:style-name="P20"><text:span text:style-name="T7">Server</text:span></text:p>
          <draw:enhanced-geometry svg:viewBox="0 0 21600 21600" draw:type="rectangle" draw:enhanced-path="M 0 0 L 21600 0 21600 21600 0 21600 0 0 Z N"/>
        </draw:custom-shape>
        <draw:line draw:style-name="gr25" draw:text-style-name="P10" draw:layer="layout" svg:x1="19.91cm" svg:y1="10.933cm" svg:x2="5.471cm" svg:y2="10.794cm">
          <text:p/>
        </draw:line>
        <draw:custom-shape draw:style-name="gr48" draw:text-style-name="P23" draw:layer="layout" svg:width="2.258cm" svg:height="0.89cm" svg:x="5.626cm" svg:y="8.763cm">
          <text:p text:style-name="P20"><text:span text:style-name="T7">format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2.258cm" svg:height="0.89cm" svg:x="13.526cm" svg:y="8.763cm">
          <text:p text:style-name="P20"><text:span text:style-name="T7">format</text:span></text:p>
          <draw:enhanced-geometry svg:viewBox="0 0 21600 21600" draw:type="rectangle" draw:enhanced-path="M 0 0 L 21600 0 21600 21600 0 21600 0 0 Z N"/>
        </draw:custom-shape>
        <draw:g>
          <draw:custom-shape draw:style-name="gr49" draw:text-style-name="P5" draw:layer="layout" svg:width="2.689cm" svg:height="1.709cm" svg:x="19.932cm" svg:y="15.21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5" draw:layer="layout" svg:width="2.689cm" svg:height="0.449cm" svg:x="19.933cm" svg:y="15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5" draw:layer="layout" svg:width="2.689cm" svg:height="0.449cm" svg:x="19.933cm" svg:y="16.6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6" draw:text-style-name="P10" draw:layer="layout" svg:x1="21.161cm" svg:y1="16.095cm" svg:x2="21.161cm" svg:y2="12.015cm">
          <text:p/>
        </draw:line>
        <draw:line draw:style-name="gr66" draw:text-style-name="P10" draw:layer="layout" svg:x1="4.665cm" svg:y1="14.661cm" svg:x2="4.665cm" svg:y2="12.886cm">
          <text:p/>
        </draw:line>
        <draw:line draw:style-name="gr68" draw:text-style-name="P10" draw:layer="layout" svg:x1="3.702cm" svg:y1="14.686cm" svg:x2="3.702cm" svg:y2="12.911cm">
          <text:p/>
        </draw:line>
        <draw:line draw:style-name="gr66" draw:text-style-name="P10" draw:layer="layout" svg:x1="20.171cm" svg:y1="5.378cm" svg:x2="18.417cm" svg:y2="5.401cm">
          <text:p/>
        </draw:line>
        <draw:line draw:style-name="gr69" draw:text-style-name="P10" draw:layer="layout" svg:x1="20.196cm" svg:y1="6.283cm" svg:x2="18.442cm" svg:y2="6.306cm">
          <text:p/>
        </draw:line>
        <draw:frame draw:style-name="gr70" draw:text-style-name="P31" draw:layer="layout" svg:width="4.825cm" svg:height="0.962cm" svg:x="20.25cm" svg:y="4.945cm">
          <draw:text-box>
            <text:p text:style-name="P30"><text:span text:style-name="T9">Sans </text:span><text:span text:style-name="T9">compression</text:span></text:p>
          </draw:text-box>
        </draw:frame>
        <draw:frame draw:style-name="gr70" draw:text-style-name="P31" draw:layer="layout" svg:width="4.825cm" svg:height="0.962cm" svg:x="20.251cm" svg:y="5.845cm">
          <draw:text-box>
            <text:p text:style-name="P30"><text:span text:style-name="T9">Avec compressi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17" presentation:class="page"/>
          <draw:frame presentation:style-name="pr1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swiss" style:font-pitch="variable"/>
    <style:font-face style:name="Albany1" svg:font-family="Albany" style:font-adornments="Fett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roman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183883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183883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183883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183883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183883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183883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183883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183883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183883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loext:opacity="100%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loext:opacity="100%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" fo:color="#b4cce2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b4cce2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b4cce2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b4cce2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b4cce2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b4cce2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b4cce2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b4cce2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solid" draw:fill-color="#000080" draw:textarea-vertical-align="middle">
        <text:list-style style:name="Default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loext:opacity="100%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loext:opacity="100%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" fo:color="#b4cce2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b4cce2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b4cce2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b4cce2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b4cce2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b4cce2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b4cce2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b4cce2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fill-image-width="0cm" draw:fill-image-height="0cm" draw:textarea-vertical-align="middle">
        <text:list-style style:name="Title1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 draw:auto-grow-height="fals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loext:opacity="100%" style:text-outline="false" style:text-line-through-style="none" style:text-line-through-type="none" style:font-name="Albany1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>
        <text:list-style style:name="Default_5f_-backgroundobjects" style:display-name="Default_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loext:opacity="100%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loext:opacity="100%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•">
            <style:list-level-properties/>
            <style:text-properties style:font-name="Arial" fo:color="#b4cce2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b4cce2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b4cce2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b4cce2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b4cce2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b4cce2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b4cce2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b4cce2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solid" draw:fill-color="#000080" draw:textarea-vertical-align="middle">
        <text:list-style style:name="Default_5f_-title" style:display-name="Default_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min-height="9.477cm" fo:min-width="21.302cm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ffffff"/>
      <style:paragraph-properties style:writing-mode="lr-tb"/>
      <style:text-properties fo:color="#000000" loext:opacity="100%"/>
    </style:style>
    <style:style style:name="MP7" style:family="paragraph">
      <loext:graphic-properties draw:fill="solid" draw:fill-color="#003366"/>
      <style:paragraph-properties style:writing-mode="lr-tb"/>
    </style:style>
    <style:style style:name="MP8" style:family="paragraph">
      <loext:graphic-properties draw:fill-color="#dddddd" draw:fill-image-width="1cm" draw:fill-image-height="1cm"/>
      <style:paragraph-properties fo:text-align="center"/>
    </style:style>
    <style:style style:name="MP9" style:family="paragraph">
      <loext:graphic-properties draw:fill-color="#125c8d" draw:fill-image-width="1cm" draw:fill-image-height="1cm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" fo:color="#183883" fo:font-size="100%"/>
      </text:list-level-style-bullet>
      <text:list-level-style-bullet text:level="2" text:bullet-char="•">
        <style:list-level-properties text:space-before="1.27cm"/>
        <style:text-properties style:font-name="Arial" fo:color="#183883" fo:font-size="100%"/>
      </text:list-level-style-bullet>
      <text:list-level-style-bullet text:level="3" text:bullet-char="•">
        <style:list-level-properties text:space-before="2.54cm"/>
        <style:text-properties style:font-name="Arial" fo:color="#183883" fo:font-size="100%"/>
      </text:list-level-style-bullet>
      <text:list-level-style-bullet text:level="4" text:bullet-char="•">
        <style:list-level-properties text:space-before="3.81cm"/>
        <style:text-properties style:font-name="Arial" fo:color="#183883" fo:font-size="100%"/>
      </text:list-level-style-bullet>
      <text:list-level-style-bullet text:level="5" text:bullet-char="•">
        <style:list-level-properties text:space-before="5.08cm"/>
        <style:text-properties style:font-name="Arial" fo:color="#183883" fo:font-size="100%"/>
      </text:list-level-style-bullet>
      <text:list-level-style-bullet text:level="6" text:bullet-char="•">
        <style:list-level-properties text:space-before="5.08cm"/>
        <style:text-properties style:font-name="Arial" fo:color="#183883" fo:font-size="100%"/>
      </text:list-level-style-bullet>
      <text:list-level-style-bullet text:level="7" text:bullet-char="•">
        <style:list-level-properties text:space-before="5.08cm"/>
        <style:text-properties style:font-name="Arial" fo:color="#183883" fo:font-size="100%"/>
      </text:list-level-style-bullet>
      <text:list-level-style-bullet text:level="8" text:bullet-char="•">
        <style:list-level-properties text:space-before="5.08cm"/>
        <style:text-properties style:font-name="Arial" fo:color="#183883" fo:font-size="100%"/>
      </text:list-level-style-bullet>
      <text:list-level-style-bullet text:level="9" text:bullet-char="•">
        <style:list-level-properties text:space-before="5.08cm"/>
        <style:text-properties style:font-name="Arial" fo:color="#183883" fo:font-size="100%"/>
      </text:list-level-style-bullet>
      <text:list-level-style-bullet text:level="10" text:bullet-char="•">
        <style:list-level-properties text:space-before="5.08cm"/>
        <style:text-properties style:font-name="Arial" fo:color="#183883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14.248cm" svg:x="0cm" svg:y="0cm">
        <draw:image xlink:href="Pictures/100000000000044300000264DFEC68176FF98950.jpg" xlink:type="simple" xlink:show="embed" xlink:actuate="onLoad" draw:mime-type="image/jpeg">
          <text:p/>
        </draw:image>
      </draw:frame>
      <draw:custom-shape draw:style-name="Mgr4" draw:text-style-name="MP6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3.5cm" svg:y="1.215cm" presentation:class="title" presentation:placeholder="true">
        <draw:text-box/>
      </draw:frame>
      <draw:frame presentation:style-name="Default-outline1" draw:layer="backgroundobjects" svg:width="19.897cm" svg:height="11.049cm" svg:x="3.603cm" svg:y="4.951cm" presentation:class="outline" presentation:placeholder="true">
        <draw:text-box/>
      </draw:frame>
      <draw:custom-shape draw:style-name="Mgr5" draw:text-style-name="MP7" draw:layer="backgroundobjects" svg:width="25.4cm" svg:height="0.655cm" svg:x="0cm" svg:y="18.37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5" draw:layer="backgroundobjects" svg:width="25.4cm" svg:height="14.248cm" svg:x="0cm" svg:y="0cm">
        <draw:image>
          <text:p/>
        </draw:image>
      </draw:frame>
      <draw:custom-shape draw:style-name="Mgr5" draw:text-style-name="MP7" draw:layer="backgroundobjects" svg:width="25.4cm" svg:height="0.655cm" svg:x="0cm" svg:y="18.371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yt-cool" style:page-layout-name="PM1" draw:style-name="Mdp2">
      <draw:rect presentation:style-name="Mpr1" draw:text-style-name="MP8" draw:layer="backgroundobjects" svg:width="24.378cm" svg:height="14.277cm" svg:x="1.021cm" svg:y="4.772cm">
        <text:p/>
      </draw:rect>
      <draw:frame presentation:style-name="lyt-cool-title" draw:layer="backgroundobjects" svg:width="21.691cm" svg:height="3.18cm" svg:x="1.866cm" svg:y="1.399cm" presentation:class="title" presentation:placeholder="true">
        <draw:text-box/>
      </draw:frame>
      <draw:frame presentation:style-name="lyt-cool-outline1" draw:layer="backgroundobjects" svg:width="21.691cm" svg:height="11.049cm" svg:x="1.866cm" svg:y="5.295cm" presentation:class="outline" presentation:placeholder="true">
        <draw:text-box/>
      </draw:frame>
      <draw:rect presentation:style-name="Mpr2" draw:text-style-name="MP9" draw:layer="backgroundobjects" svg:width="0.457cm" svg:height="2.314cm" svg:x="0.001cm" svg:y="0.001cm">
        <text:p/>
      </draw:rect>
      <draw:rect presentation:style-name="Mpr2" draw:text-style-name="MP9" draw:layer="backgroundobjects" svg:width="0.457cm" svg:height="2.314cm" svg:x="0.001cm" svg:y="6cm">
        <text:p/>
      </draw:rect>
      <draw:rect presentation:style-name="Mpr2" draw:text-style-name="MP9" draw:layer="backgroundobjects" svg:width="0.457cm" svg:height="2.314cm" svg:x="0.001cm" svg:y="2.944cm">
        <text:p/>
      </draw:rect>
      <presentation:notes style:page-layout-name="PM0">
        <draw:page-thumbnail presentation:style-name="lyt-cool-title" draw:layer="backgroundobjects" svg:width="12.432cm" svg:height="8.791cm" svg:x="3.308cm" svg:y="2.44cm" presentation:class="page"/>
        <draw:frame presentation:style-name="lyt-cool-notes" draw:layer="backgroundobjects" svg:width="13.169cm" svg:height="9.757cm" svg:x="2.947cm" svg:y="12.084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draw:style-name="Mgr3" draw:text-style-name="MP5" draw:layer="backgroundobjects" svg:width="25.4cm" svg:height="14.248cm" svg:x="0cm" svg:y="0cm">
        <draw:image xlink:href="Pictures/100000000000044300000264DFEC68176FF98950.jpg" xlink:type="simple" xlink:show="embed" xlink:actuate="onLoad" draw:mime-type="image/jpeg">
          <text:p/>
        </draw:image>
      </draw:frame>
      <draw:custom-shape draw:style-name="Mgr6" draw:text-style-name="MP6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_5f_-title" draw:layer="backgroundobjects" svg:width="20.32cm" svg:height="1.785cm" svg:x="3.5cm" svg:y="1.215cm" presentation:class="title" presentation:placeholder="true">
        <draw:text-box/>
      </draw:frame>
      <draw:frame presentation:style-name="Default_5f_-outline1" draw:layer="backgroundobjects" svg:width="19.897cm" svg:height="11.049cm" svg:x="3.603cm" svg:y="4.951cm" presentation:class="outline" presentation:placeholder="true">
        <draw:text-box/>
      </draw:frame>
      <draw:custom-shape draw:style-name="Mgr5" draw:text-style-name="MP7" draw:layer="backgroundobjects" svg:width="25.4cm" svg:height="0.655cm" svg:x="0cm" svg:y="18.37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5f_-title" draw:layer="backgroundobjects" svg:width="0.001cm" svg:height="0.001cm" svg:x="0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Slide 1</dc:title>
    <meta:initial-creator>Retina</meta:initial-creator>
    <meta:creation-date>2005-02-28T15:06:28</meta:creation-date>
    <dc:date>2023-11-06T00:37:47.648193673</dc:date>
    <meta:print-date>2007-07-04T17:37:14</meta:print-date>
    <dc:language>en-US</dc:language>
    <meta:editing-cycles>159</meta:editing-cycles>
    <meta:editing-duration>P1DT18H55M26S</meta:editing-duration>
    <meta:document-statistic meta:object-count="335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</office:meta>
</office:document-meta>
</file>